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7F000000A0FB0F298A.png" manifest:media-type=""/>
  <manifest:file-entry manifest:full-path="Pictures/100000000000002000000020AC02EA46.png" manifest:media-type=""/>
  <manifest:file-entry manifest:full-path="Pictures/10000201000003B3000000DF1C6D410D.png" manifest:media-type=""/>
  <manifest:file-entry manifest:full-path="Pictures/10000201000002CE000002338962C647.png" manifest:media-type=""/>
  <manifest:file-entry manifest:full-path="Pictures/10000201000002CE0000003947B0D5BE.png" manifest:media-type=""/>
  <manifest:file-entry manifest:full-path="Pictures/1000020100000024000000185646FA6C.png" manifest:media-type=""/>
  <manifest:file-entry manifest:full-path="Pictures/100000000000001B0000001CC0A6DF55.png" manifest:media-type=""/>
  <manifest:file-entry manifest:full-path="Pictures/10000201000002C7000001E242FF86A2.png" manifest:media-type=""/>
  <manifest:file-entry manifest:full-path="Pictures/100000000000005E0000005EC3443446.png" manifest:media-type=""/>
  <manifest:file-entry manifest:full-path="Pictures/10000000000000EF000000A163023C3D.png" manifest:media-type=""/>
  <manifest:file-entry manifest:full-path="Pictures/10000201000002A2000001D30BC65916.png" manifest:media-type=""/>
  <manifest:file-entry manifest:full-path="Pictures/10000201000003770000017EC6B5694C.png" manifest:media-type=""/>
  <manifest:file-entry manifest:full-path="Pictures/1000000000000020000000203A2DBB49.png" manifest:media-type=""/>
  <manifest:file-entry manifest:full-path="Pictures/1000020100000156000000C76D67FD2E.png" manifest:media-type=""/>
  <manifest:file-entry manifest:full-path="Pictures/100000000000019C000000863F1BE7AF.png" manifest:media-type=""/>
  <manifest:file-entry manifest:full-path="Pictures/10000201000007D0000001FDE3A2A0C3.png" manifest:media-type=""/>
  <manifest:file-entry manifest:full-path="Pictures/100000000000002000000020D3A4748E.png" manifest:media-type=""/>
  <manifest:file-entry manifest:full-path="Pictures/10000201000002CE0000011981D0E7DD.png" manifest:media-type=""/>
  <manifest:file-entry manifest:full-path="Pictures/10000201000000B9000000AF90E852BA.png" manifest:media-type=""/>
  <manifest:file-entry manifest:full-path="Pictures/10000201000002F7000000D5D2679A3E.png" manifest:media-type=""/>
  <manifest:file-entry manifest:full-path="Pictures/10000000000002B9000000519061215F.png" manifest:media-type=""/>
  <manifest:file-entry manifest:full-path="Pictures/100002010000023700000133C985611D.png" manifest:media-type=""/>
  <manifest:file-entry manifest:full-path="Pictures/100000000000001D0000001B8DC2AE66.png" manifest:media-type=""/>
  <manifest:file-entry manifest:full-path="Pictures/10000201000000500000004A5CA4FE42.png" manifest:media-type=""/>
  <manifest:file-entry manifest:full-path="Pictures/100002010000002B0000001FBAF4C316.png" manifest:media-type=""/>
  <manifest:file-entry manifest:full-path="Pictures/100002010000008200000086F2388F47.png" manifest:media-type=""/>
  <manifest:file-entry manifest:full-path="Pictures/1000020100000458000002E8503546CD.png" manifest:media-type=""/>
  <manifest:file-entry manifest:full-path="Pictures/100000000000001C0000001C349C721C.png" manifest:media-type=""/>
  <manifest:file-entry manifest:full-path="Pictures/100002010000001A0000001A57DCC98E.png" manifest:media-type=""/>
  <manifest:file-entry manifest:full-path="Pictures/10000201000000CE00000037D250931E.png" manifest:media-type=""/>
  <manifest:file-entry manifest:full-path="Pictures/10000000000000C0000000EC08E8581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9" style:family="table">
      <style:table-properties style:width="17.006cm" fo:margin-left="0cm" fo:margin-right="0cm" fo:margin-top="0.3cm" fo:margin-bottom="0cm" table:align="margins" style:may-break-between-rows="true"/>
    </style:style>
    <style:style style:name="Table9.A" style:family="table-column">
      <style:table-column-properties style:column-width="4.101cm" style:rel-column-width="15804*"/>
    </style:style>
    <style:style style:name="Table9.B" style:family="table-column">
      <style:table-column-properties style:column-width="5.593cm" style:rel-column-width="21554*"/>
    </style:style>
    <style:style style:name="Table9.C" style:family="table-column">
      <style:table-column-properties style:column-width="7.311cm" style:rel-column-width="28177*"/>
    </style:style>
    <style:style style:name="Table9.1" style:family="table-row">
      <style:table-row-properties fo:keep-together="always"/>
    </style:style>
    <style:style style:name="Table9.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9.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left="0cm" fo:margin-right="0cm" fo:margin-top="0.212cm" fo:margin-bottom="0.212cm" table:align="margins" style:may-break-between-rows="false"/>
    </style:style>
    <style:style style:name="Table10.A" style:family="table-column">
      <style:table-column-properties style:column-width="2.462cm" style:rel-column-width="9492*"/>
    </style:style>
    <style:style style:name="Table10.B" style:family="table-column">
      <style:table-column-properties style:column-width="14.538cm" style:rel-column-width="56043*"/>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462cm" style:rel-column-width="9492*"/>
    </style:style>
    <style:style style:name="Table1.B" style:family="table-column">
      <style:table-column-properties style:column-width="14.538cm" style:rel-column-width="56043*"/>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2cm" fo:margin-bottom="0.212cm" table:align="margins" style:may-break-between-rows="false"/>
    </style:style>
    <style:style style:name="Table3.A" style:family="table-column">
      <style:table-column-properties style:column-width="2.462cm" style:rel-column-width="9492*"/>
    </style:style>
    <style:style style:name="Table3.B" style:family="table-column">
      <style:table-column-properties style:column-width="14.538cm" style:rel-column-width="56043*"/>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12" style:family="table">
      <style:table-properties style:width="17cm" fo:margin-left="0cm" fo:margin-right="0cm" fo:margin-top="0.212cm" fo:margin-bottom="0.212cm" table:align="margins" style:may-break-between-rows="false"/>
    </style:style>
    <style:style style:name="Table12.A" style:family="table-column">
      <style:table-column-properties style:column-width="2.462cm" style:rel-column-width="9492*"/>
    </style:style>
    <style:style style:name="Table12.B" style:family="table-column">
      <style:table-column-properties style:column-width="14.538cm" style:rel-column-width="56043*"/>
    </style:style>
    <style:style style:name="Table12.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7" style:family="table">
      <style:table-properties style:width="17cm" fo:margin-left="0cm" fo:margin-right="0cm" fo:margin-top="0cm" fo:margin-bottom="0.4cm" table:align="margins" style:may-break-between-rows="false"/>
    </style:style>
    <style:style style:name="Table7.A" style:family="table-column">
      <style:table-column-properties style:column-width="2.462cm" style:rel-column-width="9492*"/>
    </style:style>
    <style:style style:name="Table7.B" style:family="table-column">
      <style:table-column-properties style:column-width="14.538cm" style:rel-column-width="56043*"/>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27" style:family="table">
      <style:table-properties style:width="17cm" fo:margin-left="0cm" fo:margin-right="0cm" fo:margin-top="0.212cm" fo:margin-bottom="0.212cm" table:align="margins" style:may-break-between-rows="false"/>
    </style:style>
    <style:style style:name="Table27.A" style:family="table-column">
      <style:table-column-properties style:column-width="2.462cm" style:rel-column-width="9492*"/>
    </style:style>
    <style:style style:name="Table27.B" style:family="table-column">
      <style:table-column-properties style:column-width="14.538cm" style:rel-column-width="56043*"/>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7" style:family="table">
      <style:table-properties style:width="16.99cm" fo:margin-left="0cm" fo:margin-right="0.011cm" fo:margin-top="0.199cm" fo:margin-bottom="0.21cm" table:align="margins" style:may-break-between-rows="false"/>
    </style:style>
    <style:style style:name="Table17.A" style:family="table-column">
      <style:table-column-properties style:column-width="0.635cm" style:rel-column-width="2449*"/>
    </style:style>
    <style:style style:name="Table17.B" style:family="table-column">
      <style:table-column-properties style:column-width="3.969cm" style:rel-column-width="15308*"/>
    </style:style>
    <style:style style:name="Table17.D" style:family="table-column">
      <style:table-column-properties style:column-width="3.493cm" style:rel-column-width="13471*"/>
    </style:style>
    <style:style style:name="Table17.F" style:family="table-column">
      <style:table-column-properties style:column-width="3.254cm" style:rel-column-width="12553*"/>
    </style:style>
    <style:style style:name="Table17.H" style:family="table-column">
      <style:table-column-properties style:column-width="3.734cm" style:rel-column-width="14407*"/>
    </style:style>
    <style:style style:name="Table17.A1" style:family="table-cell">
      <style:table-cell-properties fo:background-color="transparent" fo:padding="0cm" fo:border="none">
        <style:background-image/>
      </style:table-cell-properties>
    </style:style>
    <style:style style:name="Table17.A2" style:family="table-cell" style:data-style-name="N0">
      <style:table-cell-properties fo:padding="0cm" fo:border="none"/>
    </style:style>
    <style:style style:name="Table17.B2" style:family="table-cell">
      <style:table-cell-properties fo:padding="0cm" fo:border="none"/>
    </style:style>
    <style:style style:name="Table17.C2" style:family="table-cell" style:data-style-name="N0">
      <style:table-cell-properties fo:padding="0cm" fo:border="none"/>
    </style:style>
    <style:style style:name="Table17.D2" style:family="table-cell">
      <style:table-cell-properties fo:padding="0cm" fo:border="none"/>
    </style:style>
    <style:style style:name="Table17.E2" style:family="table-cell">
      <style:table-cell-properties fo:padding="0cm" fo:border="none"/>
    </style:style>
    <style:style style:name="Table17.F2" style:family="table-cell">
      <style:table-cell-properties fo:padding="0cm" fo:border="none"/>
    </style:style>
    <style:style style:name="Table17.G2" style:family="table-cell">
      <style:table-cell-properties fo:padding="0cm" fo:border="none"/>
    </style:style>
    <style:style style:name="Table17.H2" style:family="table-cell">
      <style:table-cell-properties fo:padding="0cm" fo:border="none"/>
    </style:style>
    <style:style style:name="Table17.A3" style:family="table-cell" style:data-style-name="N0">
      <style:table-cell-properties fo:padding="0cm" fo:border="none"/>
    </style:style>
    <style:style style:name="Table17.B3" style:family="table-cell">
      <style:table-cell-properties fo:padding="0cm" fo:border="none"/>
    </style:style>
    <style:style style:name="Table17.C3" style:family="table-cell">
      <style:table-cell-properties fo:padding="0cm" fo:border="none"/>
    </style:style>
    <style:style style:name="Table17.D3" style:family="table-cell">
      <style:table-cell-properties fo:padding="0cm" fo:border="none"/>
    </style:style>
    <style:style style:name="Table17.E3" style:family="table-cell">
      <style:table-cell-properties fo:padding="0cm" fo:border="none"/>
    </style:style>
    <style:style style:name="Table17.F3" style:family="table-cell">
      <style:table-cell-properties fo:padding="0cm" fo:border="none"/>
    </style:style>
    <style:style style:name="Table17.G3" style:family="table-cell">
      <style:table-cell-properties fo:padding="0cm" fo:border="none"/>
    </style:style>
    <style:style style:name="Table17.H3" style:family="table-cell">
      <style:table-cell-properties fo:padding="0cm" fo:border="none"/>
    </style:style>
    <style:style style:name="Table17.A4" style:family="table-cell" style:data-style-name="N0">
      <style:table-cell-properties fo:padding="0cm" fo:border="none"/>
    </style:style>
    <style:style style:name="Table17.B4" style:family="table-cell">
      <style:table-cell-properties fo:padding="0cm" fo:border="none"/>
    </style:style>
    <style:style style:name="Table17.C4" style:family="table-cell">
      <style:table-cell-properties fo:padding="0cm" fo:border="none"/>
    </style:style>
    <style:style style:name="Table17.D4" style:family="table-cell">
      <style:table-cell-properties fo:padding="0cm" fo:border="none"/>
    </style:style>
    <style:style style:name="Table17.E4" style:family="table-cell">
      <style:table-cell-properties fo:padding="0cm" fo:border="none"/>
    </style:style>
    <style:style style:name="Table17.F4" style:family="table-cell">
      <style:table-cell-properties fo:padding="0cm" fo:border="none"/>
    </style:style>
    <style:style style:name="Table17.G4" style:family="table-cell">
      <style:table-cell-properties fo:padding="0cm" fo:border="none"/>
    </style:style>
    <style:style style:name="Table17.H4" style:family="table-cell">
      <style:table-cell-properties fo:padding="0cm" fo:border="none"/>
    </style:style>
    <style:style style:name="Table17.A5" style:family="table-cell" style:data-style-name="N0">
      <style:table-cell-properties fo:padding="0cm" fo:border="none"/>
    </style:style>
    <style:style style:name="Table17.B5" style:family="table-cell">
      <style:table-cell-properties fo:padding="0cm" fo:border="none"/>
    </style:style>
    <style:style style:name="Table17.C5" style:family="table-cell">
      <style:table-cell-properties fo:padding="0cm" fo:border="none"/>
    </style:style>
    <style:style style:name="Table17.D5" style:family="table-cell">
      <style:table-cell-properties fo:padding="0cm" fo:border="none"/>
    </style:style>
    <style:style style:name="Table17.E5" style:family="table-cell">
      <style:table-cell-properties fo:padding="0cm" fo:border="none"/>
    </style:style>
    <style:style style:name="Table17.F5" style:family="table-cell">
      <style:table-cell-properties fo:padding="0cm" fo:border="none"/>
    </style:style>
    <style:style style:name="Table17.G5" style:family="table-cell">
      <style:table-cell-properties fo:padding="0cm" fo:border="none"/>
    </style:style>
    <style:style style:name="Table17.H5" style:family="table-cell">
      <style:table-cell-properties fo:padding="0cm" fo:border="none"/>
    </style:style>
    <style:style style:name="Table17.A6" style:family="table-cell">
      <style:table-cell-properties fo:padding="0cm" fo:border="none"/>
    </style:style>
    <style:style style:name="Table17.B6" style:family="table-cell">
      <style:table-cell-properties fo:padding="0cm" fo:border="none"/>
    </style:style>
    <style:style style:name="Table17.C6" style:family="table-cell">
      <style:table-cell-properties fo:padding="0cm" fo:border="none"/>
    </style:style>
    <style:style style:name="Table17.D6" style:family="table-cell">
      <style:table-cell-properties fo:padding="0cm" fo:border="none"/>
    </style:style>
    <style:style style:name="Table17.E6" style:family="table-cell">
      <style:table-cell-properties fo:padding="0cm" fo:border="none"/>
    </style:style>
    <style:style style:name="Table17.F6" style:family="table-cell">
      <style:table-cell-properties fo:padding="0cm" fo:border="none"/>
    </style:style>
    <style:style style:name="Table17.G6" style:family="table-cell">
      <style:table-cell-properties fo:padding="0cm" fo:border="none"/>
    </style:style>
    <style:style style:name="Table17.H6" style:family="table-cell">
      <style:table-cell-properties fo:padding="0cm" fo:border="none"/>
    </style:style>
    <style:style style:name="Table17.A7" style:family="table-cell">
      <style:table-cell-properties fo:padding="0cm" fo:border="none"/>
    </style:style>
    <style:style style:name="Table17.B7" style:family="table-cell">
      <style:table-cell-properties fo:padding="0cm" fo:border="none"/>
    </style:style>
    <style:style style:name="Table17.C7" style:family="table-cell">
      <style:table-cell-properties fo:padding="0cm" fo:border="none"/>
    </style:style>
    <style:style style:name="Table17.D7" style:family="table-cell">
      <style:table-cell-properties fo:padding="0cm" fo:border="none"/>
    </style:style>
    <style:style style:name="Table17.E7" style:family="table-cell">
      <style:table-cell-properties fo:padding="0cm" fo:border="none"/>
    </style:style>
    <style:style style:name="Table17.F7" style:family="table-cell">
      <style:table-cell-properties fo:padding="0cm" fo:border="none"/>
    </style:style>
    <style:style style:name="Table17.G7" style:family="table-cell">
      <style:table-cell-properties fo:padding="0cm" fo:border="none"/>
    </style:style>
    <style:style style:name="Table17.H7" style:family="table-cell">
      <style:table-cell-properties fo:padding="0cm" fo:border="none"/>
    </style:style>
    <style:style style:name="Table17.A8" style:family="table-cell">
      <style:table-cell-properties fo:padding="0cm" fo:border="none"/>
    </style:style>
    <style:style style:name="Table18" style:family="table">
      <style:table-properties style:width="17.013cm" fo:margin-left="0cm" fo:margin-top="0cm" fo:margin-bottom="0.318cm" table:align="left" style:may-break-between-rows="false"/>
    </style:style>
    <style:style style:name="Table18.A" style:family="table-column">
      <style:table-column-properties style:column-width="0.711cm"/>
    </style:style>
    <style:style style:name="Table18.B" style:family="table-column">
      <style:table-column-properties style:column-width="3.655cm"/>
    </style:style>
    <style:style style:name="Table18.D" style:family="table-column">
      <style:table-column-properties style:column-width="3.919cm"/>
    </style:style>
    <style:style style:name="Table18.F" style:family="table-column">
      <style:table-column-properties style:column-width="3.814cm"/>
    </style:style>
    <style:style style:name="Table18.H" style:family="table-column">
      <style:table-column-properties style:column-width="2.782cm"/>
    </style:style>
    <style:style style:name="Table18.A1" style:family="table-cell">
      <style:table-cell-properties fo:padding="0.097cm" fo:border="none"/>
    </style:style>
    <style:style style:name="Table18.2" style:family="table-row">
      <style:table-row-properties style:min-row-height="0.767cm"/>
    </style:style>
    <style:style style:name="Table18.A2" style:family="table-cell" style:data-style-name="N0">
      <style:table-cell-properties fo:padding="0.097cm" fo:border="none"/>
    </style:style>
    <style:style style:name="Table18.5" style:family="table-row">
      <style:table-row-properties style:min-row-height="0.545cm"/>
    </style:style>
    <style:style style:name="Table23" style:family="table">
      <style:table-properties style:width="17cm" fo:margin-left="0cm" fo:margin-right="0cm" fo:margin-top="0.101cm" fo:margin-bottom="0.21cm" table:align="margins" style:may-break-between-rows="false"/>
    </style:style>
    <style:style style:name="Table23.A" style:family="table-column">
      <style:table-column-properties style:column-width="2.462cm" style:rel-column-width="9492*"/>
    </style:style>
    <style:style style:name="Table23.B" style:family="table-column">
      <style:table-column-properties style:column-width="14.538cm" style:rel-column-width="56043*"/>
    </style:style>
    <style:style style:name="Table2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2" style:family="table">
      <style:table-properties style:width="17cm" table:align="left"/>
    </style:style>
    <style:style style:name="Table2.A" style:family="table-column">
      <style:table-column-properties style:column-width="1.676cm"/>
    </style:style>
    <style:style style:name="Table2.B" style:family="table-column">
      <style:table-column-properties style:column-width="9.82cm"/>
    </style:style>
    <style:style style:name="Table2.C" style:family="table-column">
      <style:table-column-properties style:column-width="5.505cm"/>
    </style:style>
    <style:style style:name="Table2.A1" style:family="table-cell">
      <style:table-cell-properties fo:padding="0cm" fo:border="none"/>
    </style:style>
    <style:style style:name="Table4" style:family="table">
      <style:table-properties style:width="17cm" table:align="margins"/>
    </style:style>
    <style:style style:name="Table4.A" style:family="table-column">
      <style:table-column-properties style:column-width="1.774cm" style:rel-column-width="6840*"/>
    </style:style>
    <style:style style:name="Table4.B" style:family="table-column">
      <style:table-column-properties style:column-width="15.226cm" style:rel-column-width="58695*"/>
    </style:style>
    <style:style style:name="Table4.1" style:family="table-row">
      <style:table-row-properties fo:keep-together="always"/>
    </style:style>
    <style:style style:name="Table5" style:family="table">
      <style:table-properties style:width="17cm" fo:margin-top="0cm" fo:margin-bottom="0.212cm" table:align="left" style:may-break-between-rows="false"/>
    </style:style>
    <style:style style:name="Table5.A" style:family="table-column">
      <style:table-column-properties style:column-width="1.586cm"/>
    </style:style>
    <style:style style:name="Table5.B" style:family="table-column">
      <style:table-column-properties style:column-width="10.791cm"/>
    </style:style>
    <style:style style:name="Table5.C" style:family="table-column">
      <style:table-column-properties style:column-width="4.623cm"/>
    </style:style>
    <style:style style:name="Table5.A1" style:family="table-cell">
      <style:table-cell-properties fo:padding="0cm" fo:border="none"/>
    </style:style>
    <style:style style:name="Table6" style:family="table">
      <style:table-properties style:width="17.013cm" fo:margin-left="0cm" fo:margin-top="0cm" fo:margin-bottom="0.51cm" table:align="left" style:may-break-between-rows="false"/>
    </style:style>
    <style:style style:name="Table6.A" style:family="table-column">
      <style:table-column-properties style:column-width="1.588cm"/>
    </style:style>
    <style:style style:name="Table6.B" style:family="table-column">
      <style:table-column-properties style:column-width="10.821cm"/>
    </style:style>
    <style:style style:name="Table6.C" style:family="table-column">
      <style:table-column-properties style:column-width="4.604cm"/>
    </style:style>
    <style:style style:name="Table6.A1" style:family="table-cell">
      <style:table-cell-properties fo:padding="0cm" fo:border="none"/>
    </style:style>
    <style:style style:name="Table8" style:family="table">
      <style:table-properties style:width="17.115cm" fo:margin-left="-0.115cm" table:align="left"/>
    </style:style>
    <style:style style:name="Table8.A" style:family="table-column">
      <style:table-column-properties style:column-width="10.393cm"/>
    </style:style>
    <style:style style:name="Table8.B" style:family="table-column">
      <style:table-column-properties style:column-width="6.722cm"/>
    </style:style>
    <style:style style:name="Table8.1" style:family="table-row">
      <style:table-row-properties style:min-row-height="4.708cm"/>
    </style:style>
    <style:style style:name="Table8.A1" style:family="table-cell">
      <style:table-cell-properties fo:padding="0.097cm" fo:border="none"/>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paragraph-properties fo:text-align="start" style:justify-single-word="false"/>
      <style:text-properties fo:font-weight="normal"/>
    </style:style>
    <style:style style:name="P4" style:family="paragraph" style:parent-style-name="OOoTextBody">
      <style:text-properties fo:font-weight="normal" style:font-weight-asian="normal" style:font-weight-complex="normal"/>
    </style:style>
    <style:style style:name="P5" style:family="paragraph" style:parent-style-name="OOoTextBody">
      <style:text-properties fo:font-weight="normal" officeooo:paragraph-rsid="00204a89" style:font-weight-asian="normal" style:font-weight-complex="normal"/>
    </style:style>
    <style:style style:name="P6" style:family="paragraph" style:parent-style-name="OOoTextBody">
      <style:text-properties fo:font-weight="normal" officeooo:paragraph-rsid="00537a50" style:font-weight-asian="normal" style:font-weight-complex="normal"/>
    </style:style>
    <style:style style:name="P7" style:family="paragraph" style:parent-style-name="OOoTextBody">
      <style:paragraph-properties fo:text-align="start" style:justify-single-word="false"/>
    </style:style>
    <style:style style:name="P8" style:family="paragraph" style:parent-style-name="OOoTextBody">
      <style:paragraph-properties fo:text-align="start" style:justify-single-word="false"/>
      <style:text-properties officeooo:paragraph-rsid="00159c2a"/>
    </style:style>
    <style:style style:name="P9" style:family="paragraph" style:parent-style-name="OOoTextBody">
      <style:paragraph-properties fo:text-align="start" style:justify-single-word="false"/>
      <style:text-properties officeooo:paragraph-rsid="00537a50"/>
    </style:style>
    <style:style style:name="P10" style:family="paragraph" style:parent-style-name="OOoTextBody">
      <style:paragraph-properties>
        <style:tab-stops/>
      </style:paragraph-properties>
      <style:text-properties fo:font-style="normal" style:font-style-asian="normal" style:font-style-complex="normal"/>
    </style:style>
    <style:style style:name="P11" style:family="paragraph" style:parent-style-name="OOoTextBody">
      <style:paragraph-properties fo:text-align="end" style:justify-single-word="false"/>
      <style:text-properties fo:font-size="14pt"/>
    </style:style>
    <style:style style:name="P12" style:family="paragraph" style:parent-style-name="OOoTextBody">
      <style:paragraph-properties>
        <style:tab-stops>
          <style:tab-stop style:position="5.001cm"/>
          <style:tab-stop style:position="9.999cm"/>
        </style:tab-stops>
      </style:paragraph-properties>
    </style:style>
    <style:style style:name="P13" style:family="paragraph" style:parent-style-name="OOoTextBody">
      <style:paragraph-properties>
        <style:tab-stops>
          <style:tab-stop style:position="5.001cm"/>
          <style:tab-stop style:position="9.999cm"/>
        </style:tab-stops>
      </style:paragraph-properties>
      <style:text-properties officeooo:paragraph-rsid="004409c6"/>
    </style:style>
    <style:style style:name="P14" style:family="paragraph" style:parent-style-name="OOoTextBody">
      <style:text-properties officeooo:paragraph-rsid="004409c6"/>
    </style:style>
    <style:style style:name="P15" style:family="paragraph" style:parent-style-name="OOoTextBody">
      <style:text-properties officeooo:rsid="005e68eb" officeooo:paragraph-rsid="004409c6"/>
    </style:style>
    <style:style style:name="P16" style:family="paragraph" style:parent-style-name="OOoTextBody">
      <style:text-properties officeooo:paragraph-rsid="00537a50"/>
    </style:style>
    <style:style style:name="P17" style:family="paragraph" style:parent-style-name="OOoTextBody" style:master-page-name="">
      <style:paragraph-properties style:page-number="auto" fo:keep-with-next="always"/>
    </style:style>
    <style:style style:name="P18" style:family="paragraph" style:parent-style-name="OOoTextBody" style:master-page-name="">
      <style:paragraph-properties fo:keep-together="always" fo:orphans="0" fo:widows="0" style:page-number="auto"/>
    </style:style>
    <style:style style:name="P19" style:family="paragraph" style:parent-style-name="OOoTextBody" style:master-page-name="">
      <style:paragraph-properties fo:text-align="end" style:justify-single-word="false" fo:keep-together="always" fo:orphans="0" fo:widows="0" style:page-number="auto"/>
      <style:text-properties fo:font-size="14pt"/>
    </style:style>
    <style:style style:name="P20" style:family="paragraph" style:parent-style-name="OOoTextBody" style:master-page-name="">
      <style:paragraph-properties style:page-number="auto" fo:keep-with-next="auto"/>
    </style:style>
    <style:style style:name="P21" style:family="paragraph" style:parent-style-name="OOoTextBody" style:master-page-name="">
      <style:paragraph-properties fo:text-align="start" style:justify-single-word="false" style:page-number="auto" fo:keep-with-next="auto"/>
    </style:style>
    <style:style style:name="P22" style:family="paragraph" style:parent-style-name="OOoTextBody_5f_ListIntro" style:master-page-name="">
      <style:paragraph-properties style:page-number="auto" fo:keep-with-next="auto"/>
    </style:style>
    <style:style style:name="P23" style:family="paragraph" style:parent-style-name="OOoTextBody_5f_ListIntro" style:master-page-name="">
      <style:paragraph-properties style:page-number="auto"/>
    </style:style>
    <style:style style:name="P24" style:family="paragraph" style:parent-style-name="OOoList_5f_TextBody_5f_L1">
      <style:text-properties officeooo:paragraph-rsid="0015e6ba"/>
    </style:style>
    <style:style style:name="P25" style:family="paragraph" style:parent-style-name="OOoTableText_28_Caption_29_">
      <style:paragraph-properties fo:margin-left="0.199cm" fo:margin-right="0cm" fo:text-indent="0cm" style:auto-text-indent="false"/>
    </style:style>
    <style:style style:name="P26" style:family="paragraph" style:parent-style-name="OOoTableText_28_Caption_29_">
      <style:paragraph-properties fo:margin-left="0.199cm" fo:margin-right="0cm" fo:text-indent="0cm" style:auto-text-indent="false"/>
      <style:text-properties officeooo:rsid="002418a4" officeooo:paragraph-rsid="002418a4"/>
    </style:style>
    <style:style style:name="P27" style:family="paragraph" style:parent-style-name="OOOTableText_28_CaptionNumber_29_">
      <style:text-properties officeooo:paragraph-rsid="002418a4"/>
    </style:style>
    <style:style style:name="P28" style:family="paragraph" style:parent-style-name="OOOTableText_28_CaptionNumber_29_">
      <style:text-properties officeooo:rsid="002418a4" officeooo:paragraph-rsid="002418a4"/>
    </style:style>
    <style:style style:name="P29" style:family="paragraph" style:parent-style-name="OOOTableText_28_CaptionNumber_29_">
      <style:text-properties officeooo:rsid="0025c421" officeooo:paragraph-rsid="0025c421"/>
    </style:style>
    <style:style style:name="P30" style:family="paragraph" style:parent-style-name="OOOTableText_28_CaptionNumber_29_">
      <style:text-properties officeooo:rsid="00268b80" officeooo:paragraph-rsid="00268b80"/>
    </style:style>
    <style:style style:name="P31" style:family="paragraph" style:parent-style-name="OOoTableText_28_Caption_29_">
      <style:text-properties officeooo:rsid="0025c421" officeooo:paragraph-rsid="0025c421"/>
    </style:style>
    <style:style style:name="P32" style:family="paragraph" style:parent-style-name="OOoTableText_28_Caption_29_">
      <style:text-properties officeooo:rsid="00268b80" officeooo:paragraph-rsid="00268b80"/>
    </style:style>
    <style:style style:name="P33" style:family="paragraph" style:parent-style-name="OOoFigure">
      <style:paragraph-properties fo:margin-top="0cm" fo:margin-bottom="0cm" style:contextual-spacing="false" fo:orphans="0" fo:widows="0"/>
    </style:style>
    <style:style style:name="P34" style:family="paragraph" style:parent-style-name="OOoFigureCaption">
      <style:paragraph-properties fo:margin-top="0cm" fo:margin-bottom="0cm" style:contextual-spacing="false" fo:text-align="start" style:justify-single-word="false"/>
    </style:style>
    <style:style style:name="P35" style:family="paragraph" style:parent-style-name="OOoTextBody_5f_ListIntro">
      <style:text-properties fo:font-weight="normal"/>
    </style:style>
    <style:style style:name="P36" style:family="paragraph" style:parent-style-name="OOoTextBody_5f_ListIntro">
      <style:text-properties officeooo:paragraph-rsid="00480e59"/>
    </style:style>
    <style:style style:name="P37" style:family="paragraph" style:parent-style-name="OOoTextBody_5f_ListIntro">
      <style:text-properties officeooo:paragraph-rsid="00537a50"/>
    </style:style>
    <style:style style:name="P38" style:family="paragraph" style:parent-style-name="OOoFigureCaption">
      <style:paragraph-properties fo:text-align="start" style:justify-single-word="false"/>
      <style:text-properties style:font-size-asian="10pt" style:font-size-complex="10pt"/>
    </style:style>
    <style:style style:name="P39" style:family="paragraph" style:parent-style-name="OOoFigureCaption">
      <style:paragraph-properties fo:text-align="center" style:justify-single-word="false"/>
    </style:style>
    <style:style style:name="P40" style:family="paragraph" style:parent-style-name="OOoFigureCaption">
      <style:text-properties officeooo:paragraph-rsid="00452bdf"/>
    </style:style>
    <style:style style:name="P41" style:family="paragraph" style:parent-style-name="OOoFigureCaption">
      <style:text-properties officeooo:paragraph-rsid="0046cd88"/>
    </style:style>
    <style:style style:name="P42" style:family="paragraph" style:parent-style-name="OOoFigureCaption">
      <style:text-properties officeooo:paragraph-rsid="00480e59"/>
    </style:style>
    <style:style style:name="P43" style:family="paragraph" style:parent-style-name="OOoFigureCaption">
      <style:text-properties officeooo:paragraph-rsid="004892ba"/>
    </style:style>
    <style:style style:name="P44" style:family="paragraph" style:parent-style-name="OOoFigureCaption">
      <style:text-properties officeooo:paragraph-rsid="004d90c1"/>
    </style:style>
    <style:style style:name="P45" style:family="paragraph" style:parent-style-name="OOoFigureCaption">
      <style:text-properties officeooo:paragraph-rsid="00510841"/>
    </style:style>
    <style:style style:name="P46" style:family="paragraph" style:parent-style-name="OOoFigureCaption">
      <style:text-properties officeooo:paragraph-rsid="00515bec"/>
    </style:style>
    <style:style style:name="P47" style:family="paragraph" style:parent-style-name="Table_20_Contents">
      <style:text-properties fo:font-size="14pt"/>
    </style:style>
    <style:style style:name="P48" style:family="paragraph" style:parent-style-name="Table_20_Contents">
      <style:paragraph-properties fo:text-align="end" style:justify-single-word="false"/>
      <style:text-properties fo:font-size="14pt"/>
    </style:style>
    <style:style style:name="P49" style:family="paragraph" style:parent-style-name="OOoTextBody">
      <style:paragraph-properties fo:margin-top="0cm" fo:margin-bottom="0.199cm" style:contextual-spacing="false"/>
    </style:style>
    <style:style style:name="P50" style:family="paragraph" style:parent-style-name="OOoFigure">
      <style:text-properties officeooo:rsid="001f418b"/>
    </style:style>
    <style:style style:name="P51" style:family="paragraph" style:parent-style-name="OOoFigure">
      <style:text-properties fo:font-weight="normal" style:font-weight-asian="normal" style:font-weight-complex="normal"/>
    </style:style>
    <style:style style:name="P52" style:family="paragraph" style:parent-style-name="OOoFigure">
      <style:paragraph-properties fo:margin-top="0.109cm" fo:margin-bottom="0.21cm" style:contextual-spacing="false"/>
    </style:style>
    <style:style style:name="P5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54"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5"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56" style:family="paragraph" style:parent-style-name="OOoTableText_28_Caption_29_">
      <style:paragraph-properties fo:margin-left="0.212cm" fo:margin-right="0cm" fo:text-indent="0cm" style:auto-text-indent="false"/>
      <style:text-properties officeooo:paragraph-rsid="002418a4"/>
    </style:style>
    <style:style style:name="P57" style:family="paragraph" style:parent-style-name="OOoTableText_28_Caption_29_">
      <style:paragraph-properties fo:margin-left="0.212cm" fo:margin-right="0cm" fo:text-indent="0cm" style:auto-text-indent="false"/>
      <style:text-properties officeooo:rsid="002418a4" officeooo:paragraph-rsid="002418a4"/>
    </style:style>
    <style:style style:name="P58" style:family="paragraph" style:parent-style-name="OOoDefinitionTerm" style:master-page-name="">
      <style:paragraph-properties fo:margin-top="0.21cm" fo:margin-bottom="0.199cm" style:contextual-spacing="false" style:page-number="auto"/>
    </style:style>
    <style:style style:name="P59" style:family="paragraph" style:parent-style-name="OOoDefinitionTerm">
      <style:paragraph-properties fo:margin-top="0.21cm" fo:margin-bottom="0.199cm" style:contextual-spacing="false"/>
    </style:style>
    <style:style style:name="P60" style:family="paragraph" style:parent-style-name="OOoList_5f_TextBody_5f_L1">
      <style:paragraph-properties fo:margin-top="0cm" fo:margin-bottom="0.21cm" style:contextual-spacing="false"/>
    </style:style>
    <style:style style:name="P61" style:family="paragraph" style:parent-style-name="OOoFigure">
      <style:paragraph-properties fo:margin-top="0cm" fo:margin-bottom="0.409cm" style:contextual-spacing="false"/>
      <style:text-properties fo:font-weight="normal"/>
    </style:style>
    <style:style style:name="P62" style:family="paragraph" style:parent-style-name="OOoTextBody">
      <style:paragraph-properties fo:margin-top="0cm" fo:margin-bottom="0.101cm" style:contextual-spacing="false"/>
    </style:style>
    <style:style style:name="P63" style:family="paragraph" style:parent-style-name="OOoTextBody">
      <style:paragraph-properties fo:margin-top="0cm" fo:margin-bottom="0.101cm" style:contextual-spacing="false"/>
      <style:text-properties fo:font-weight="normal" style:font-weight-asian="normal" style:font-weight-complex="normal"/>
    </style:style>
    <style:style style:name="P64" style:family="paragraph" style:parent-style-name="OOoTextBody">
      <style:paragraph-properties fo:margin-top="0cm" fo:margin-bottom="0.101cm" style:contextual-spacing="false"/>
      <style:text-properties officeooo:paragraph-rsid="0040450c"/>
    </style:style>
    <style:style style:name="P65" style:family="paragraph" style:parent-style-name="OOoContents_20_1">
      <style:paragraph-properties>
        <style:tab-stops>
          <style:tab-stop style:position="17cm" style:type="right" style:leader-style="dotted" style:leader-text="."/>
        </style:tab-stops>
      </style:paragraph-properties>
    </style:style>
    <style:style style:name="P66" style:family="paragraph" style:parent-style-name="OOoTextBody">
      <style:paragraph-properties fo:margin-top="0.199cm" fo:margin-bottom="0.21cm" style:contextual-spacing="false"/>
    </style:style>
    <style:style style:name="P67" style:family="paragraph" style:parent-style-name="OOoContents_20_3">
      <style:paragraph-properties>
        <style:tab-stops>
          <style:tab-stop style:position="16cm" style:type="right" style:leader-style="dotted" style:leader-text="."/>
        </style:tab-stops>
      </style:paragraph-properties>
    </style:style>
    <style:style style:name="P68" style:family="paragraph" style:parent-style-name="OOoContents_20_2">
      <style:paragraph-properties>
        <style:tab-stops>
          <style:tab-stop style:position="16.501cm" style:type="right" style:leader-style="dotted" style:leader-text="."/>
        </style:tab-stops>
      </style:paragraph-properties>
    </style:style>
    <style:style style:name="P69" style:family="paragraph" style:parent-style-name="OOoHeading_20_1">
      <style:text-properties officeooo:paragraph-rsid="00537a50"/>
    </style:style>
    <style:style style:name="P70" style:family="paragraph" style:parent-style-name="OOoHeading_20_1" style:master-page-name="OOoPageStyle">
      <style:paragraph-properties style:page-number="auto"/>
    </style:style>
    <style:style style:name="P71" style:family="paragraph" style:parent-style-name="OOoHeading_20_1">
      <style:paragraph-properties fo:margin-top="0.439cm" fo:margin-bottom="0.319cm" style:contextual-spacing="false"/>
    </style:style>
    <style:style style:name="P72" style:family="paragraph" style:parent-style-name="OOoToCHead" style:master-page-name="OOoFrontMatter">
      <style:paragraph-properties style:page-number="auto"/>
    </style:style>
    <style:style style:name="P73" style:family="paragraph" style:parent-style-name="OOoList_20_1_20_Start">
      <style:text-properties officeooo:paragraph-rsid="00537a50"/>
    </style:style>
    <style:style style:name="P74" style:family="paragraph" style:parent-style-name="OOoList_20_1_20_Cont.">
      <style:text-properties officeooo:paragraph-rsid="00537a50"/>
    </style:style>
    <style:style style:name="P75" style:family="paragraph" style:parent-style-name="OOoList_20_1_20_Cont." style:list-style-name="OOoBullets_20_1"/>
    <style:style style:name="P76" style:family="paragraph" style:parent-style-name="OOoList_20_1_20_End">
      <style:text-properties officeooo:paragraph-rsid="00537a50"/>
    </style:style>
    <style:style style:name="P77" style:family="paragraph" style:parent-style-name="OOoList_20_1_20_End" style:list-style-name="OOoBullets_20_1"/>
    <style:style style:name="P78" style:family="paragraph" style:parent-style-name="OOoNum_20_123_20_Cont." style:list-style-name="OOoNum_20_123"/>
    <style:style style:name="P79" style:family="paragraph" style:parent-style-name="OOoNum_20_123_20_Cont." style:list-style-name="OOoNum_20_123">
      <style:text-properties officeooo:paragraph-rsid="0015e6ba"/>
    </style:style>
    <style:style style:name="P80" style:family="paragraph" style:parent-style-name="OOoNum_20_123_20_Cont." style:list-style-name="OOoNum_20_123">
      <style:text-properties officeooo:paragraph-rsid="00340013"/>
    </style:style>
    <style:style style:name="P81" style:family="paragraph" style:parent-style-name="OOoNewChapter" style:master-page-name="OOoFirstPage">
      <style:paragraph-properties style:page-number="auto"/>
    </style:style>
    <style:style style:name="P82" style:family="paragraph" style:parent-style-name="OOoHeading_20_2">
      <style:text-properties officeooo:paragraph-rsid="004409c6"/>
    </style:style>
    <style:style style:name="P83" style:family="paragraph" style:parent-style-name="OOoHeading_20_2">
      <style:text-properties officeooo:paragraph-rsid="00480e59"/>
    </style:style>
    <style:style style:name="P84" style:family="paragraph" style:parent-style-name="OOoHeading_20_2" style:master-page-name="">
      <style:paragraph-properties style:page-number="auto" fo:keep-with-next="always"/>
    </style:style>
    <style:style style:name="P85" style:family="paragraph" style:parent-style-name="OOoHeading_20_2">
      <style:paragraph-properties fo:margin-top="0.289cm" fo:margin-bottom="0.21cm" style:contextual-spacing="false"/>
    </style:style>
    <style:style style:name="P86" style:family="paragraph" style:parent-style-name="OOoHeading_20_2" style:master-page-name="">
      <style:paragraph-properties fo:margin-top="0.289cm" fo:margin-bottom="0.109cm" style:contextual-spacing="false" style:page-number="auto"/>
    </style:style>
    <style:style style:name="P87" style:family="paragraph" style:parent-style-name="OOoHeading_20_2">
      <style:paragraph-properties fo:margin-top="0.289cm" fo:margin-bottom="0cm" style:contextual-spacing="false"/>
    </style:style>
    <style:style style:name="P88" style:family="paragraph" style:parent-style-name="OOoNum_20_123_20_Start">
      <style:text-properties officeooo:paragraph-rsid="00480e59"/>
    </style:style>
    <style:style style:name="P89" style:family="paragraph" style:parent-style-name="OOoNum_20_123_20_Start" style:master-page-name="">
      <style:paragraph-properties style:page-number="auto" fo:keep-with-next="always"/>
    </style:style>
    <style:style style:name="P90" style:family="paragraph" style:parent-style-name="OOoNum_20_123_20_Start" style:master-page-name="">
      <style:paragraph-properties style:page-number="auto" fo:keep-with-next="always"/>
      <style:text-properties fo:font-weight="normal"/>
    </style:style>
    <style:style style:name="P91" style:family="paragraph" style:parent-style-name="OOoNum_20_123_20_End" style:list-style-name="OOoNum_20_123"/>
    <style:style style:name="P92" style:family="paragraph" style:parent-style-name="OOoNum_20_123_20_End" style:list-style-name="OOoNum_20_123">
      <style:text-properties officeooo:paragraph-rsid="00480e59"/>
    </style:style>
    <style:style style:name="P93" style:family="paragraph" style:parent-style-name="OOoNum_20_123_20_End">
      <style:text-properties officeooo:paragraph-rsid="00480e59"/>
    </style:style>
    <style:style style:name="P94" style:family="paragraph" style:parent-style-name="OOoNum_20_123_20_End">
      <style:paragraph-properties fo:text-align="start" style:justify-single-word="false"/>
      <style:text-properties fo:font-weight="normal"/>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3e3d93"/>
    </style:style>
    <style:style style:name="T4" style:family="text">
      <style:text-properties officeooo:rsid="0040a4b6"/>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weight="normal" officeooo:rsid="003e3d93"/>
    </style:style>
    <style:style style:name="T8" style:family="text">
      <style:text-properties style:font-name="Bitstream Vera Sans1" fo:font-weight="bold" style:font-weight-asian="bold" style:font-weight-complex="bold"/>
    </style:style>
    <style:style style:name="T9" style:family="text">
      <style:text-properties officeooo:rsid="001b49ba"/>
    </style:style>
    <style:style style:name="T10" style:family="text">
      <style:text-properties officeooo:rsid="001f418b"/>
    </style:style>
    <style:style style:name="T11" style:family="text">
      <style:text-properties officeooo:rsid="00340013"/>
    </style:style>
    <style:style style:name="T12" style:family="text">
      <style:text-properties officeooo:rsid="00438f33"/>
    </style:style>
    <style:style style:name="T13" style:family="text">
      <style:text-properties officeooo:rsid="003e7b83"/>
    </style:style>
    <style:style style:name="T14" style:family="text">
      <style:text-properties officeooo:rsid="003ec2fd"/>
    </style:style>
    <style:style style:name="T15" style:family="text">
      <style:text-properties officeooo:rsid="004fef8b"/>
    </style:style>
    <style:style style:name="T16" style:family="text">
      <style:text-properties officeooo:rsid="0050e6c1"/>
    </style:style>
    <style:style style:name="T17" style:family="text">
      <style:text-properties officeooo:rsid="009fa96e"/>
    </style:style>
    <style:style style:name="T18" style:family="text">
      <style:text-properties officeooo:rsid="005e68eb"/>
    </style:style>
    <style:style style:name="T19" style:family="text">
      <style:text-properties officeooo:rsid="00048fb0"/>
    </style:style>
    <style:style style:name="T20" style:family="text">
      <style:text-properties officeooo:rsid="00515bec"/>
    </style:style>
    <style:style style:name="T21" style:family="text">
      <style:text-properties officeooo:rsid="00554fee"/>
    </style:style>
    <style:style style:name="T22" style:family="text">
      <style:text-properties style:font-style-asian="italic" style:font-style-complex="italic"/>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none" style:vertical-pos="top" style:vertical-rel="baseline" style:horizontal-pos="center" style:horizontal-rel="paragraph" fo:padding="0cm" fo:border="none"/>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12cm, 0cm, 0.03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12cm, 0.079cm, 0.079cm, 0.07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fo:padding="0cm" fo:border="0.06pt solid #000000" style:shadow="none" style:mirror="none" fo:clip="rect(0.101cm, 0.101cm, 0.101cm, 0.101cm)" draw:luminance="0%" draw:contrast="0%" draw:red="0%" draw:green="0%" draw:blue="0%" draw:gamma="100%" draw:color-inversion="false" draw:image-opacity="100%" draw:color-mode="standard"/>
    </style:style>
    <style:style style:name="fr15"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draw:frame draw:style-name="fr6" draw:name="graphics3" text:anchor-type="paragraph" svg:x="1.062cm" svg:y="1.164cm" svg:width="13.284cm" svg:height="3.378cm" draw:z-index="0"><draw:image xlink:href="Pictures/10000201000007D0000001FDE3A2A0C3.png" xlink:type="simple" xlink:show="embed" xlink:actuate="onLoad"/>
    </draw:frame></text:p>
      <text:p text:style-name="OOoGuideName">Začínáme s programem LibreOffice<text:hidden-paragraph text:condition="ooow:MD!=0"/></text:p>
      <text:p text:style-name="OOoHeading_20_0"><text:bookmark-start text:name="__RefHeading__34924_261791260"/>Kapitola <text:span text:style-name="OOoChapterNumber">11 <text:s/></text:span><text:line-break/>Obrázky, galerie a písmomalba<text:bookmark-end text:name="__RefHeading__34924_261791260"/></text:p>
      <text:p text:style-name="OOoSubtitle"/>
      <text:p text:style-name="OOoTextBody"/>
      <text:p text:style-name="OOoPageBreak"/>
      <text:section text:style-name="Sect1" text:name="Section1" text:condition="ooow:MD !=0" text:display="condition">
        <text:h text:style-name="OOoHeading_20_1" text:outline-level="1"><text:bookmark-start text:name="__RefHeading__13167_2065861793"/>Autorská práva<text:bookmark-end text:name="__RefHeading__13167_2065861793"/></text:h>
        <text:p text:style-name="P14">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17">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353044_837524436"/>Přispěvatelé<text:bookmark-end text:name="__RefHeading__353044_837524436"/></text:h>
        <text:p text:style-name="P13">Jean Hollis Weber<text:tab/>Hazel Russman<text:tab/>John A Smith<text:line-break/>Ron Faile Jr.<text:tab/>Martin Saffron</text:p>
        <text:h text:style-name="OOoHeading_20_2" text:outline-level="2"><text:bookmark-start text:name="__RefHeading__353046_837524436"/>Zpětná vazba<text:bookmark-end text:name="__RefHeading__353046_837524436"/></text:h>
        <text:p text:style-name="P14">Připomínky a náměty k tomuto dokumentu posílejte v angličtině dokumentačnímu týmu na adresu: <text:a xlink:type="simple" xlink:href="mailto:documentation@global.libreoffice.org">documentation@global.libreoffice.org.</text:a></text:p>
        <text:p text:style-name="P15"><text:span text:style-name="OOoStrongEmphasis">Poznámka:</text:span> Všechno, co do e-mailové konference pošlete, včetně e-mailové adresy a dalších osobních informací uvedených ve zprávě, bude veřejně viditelné bez možnosti smazání.</text:p>
        <text:h text:style-name="P82" text:outline-level="2"><text:bookmark-start text:name="__RefHeading__353048_837524436"/>Poděkování<text:bookmark-end text:name="__RefHeading__353048_837524436"/></text:h>
        <text:p text:style-name="P14">Tato kapitola byla vytvořena úpravami a aktualizacemi kapitoly 11 knihy <text:span text:style-name="OOoEmphasis">Getting Started with OpenOffice.org 3.3</text:span>. Do původní kapitoly přispěli:</text:p>
        <text:p text:style-name="P12">Agnes Belzunce<text:tab/>Daniel Carrera<text:tab/>Peter Hillier-Brook<text:line-break/>Peter Kupfer<text:tab/>Iain Roberts<text:tab/>Jean Hollis Weber<text:line-break/>Linda Worthington<text:tab/>Michele Zarri</text:p>
        <text:h text:style-name="OOoHeading_20_2" text:outline-level="2"><text:bookmark-start text:name="__RefHeading__353050_837524436"/>Datum vydání a verze programu<text:bookmark-end text:name="__RefHeading__353050_837524436"/></text:h>
        <text:p text:style-name="OOoTextBody">Anglický originál byl vydán 3. dubna 2013. Kapitola je určena pro LibreOffice 4.2.</text:p>
        <text:h text:style-name="OOoHeading_20_1" text:outline-level="1"><text:bookmark-start text:name="__RefHeading__27556_1016283994"/>Poznámka pro uživatele systému Mac<text:bookmark-end text:name="__RefHeading__27556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3">Windows nebo Linux</text:p>
            </table:table-cell>
            <table:table-cell table:style-name="Table9.A1" office:value-type="string">
              <text:p text:style-name="P53">Ekvivalent pro Mac</text:p>
            </table:table-cell>
            <table:table-cell table:style-name="Table9.A1" office:value-type="string">
              <text:p text:style-name="P53">Výsledek</text:p>
            </table:table-cell>
          </table:table-row>
          <table:table-row table:style-name="Table9.1">
            <table:table-cell table:style-name="Table9.A2" office:value-type="string">
              <text:p text:style-name="P54"><text:span text:style-name="OOoMenuPath">Nástroje &gt; Možnosti</text:span> výběr v nabídce</text:p>
            </table:table-cell>
            <table:table-cell table:style-name="Table9.A2" office:value-type="string">
              <text:p text:style-name="P54"><text:span text:style-name="OOoMenuPath">LibreOffice &gt; Předvolby</text:span></text:p>
            </table:table-cell>
            <table:table-cell table:style-name="Table9.A2" office:value-type="string">
              <text:p text:style-name="P54">Otevře nastavení s možnostmi</text:p>
            </table:table-cell>
          </table:table-row>
          <table:table-row table:style-name="Table9.1">
            <table:table-cell table:style-name="Table9.A2" office:value-type="string">
              <text:p text:style-name="P54"><text:span text:style-name="OOoKeystroke">Klepnutí pravým tlačítkem</text:span></text:p>
            </table:table-cell>
            <table:table-cell table:style-name="Table9.A2" office:value-type="string">
              <text:p text:style-name="P55"><text:span text:style-name="OOoKeystroke">Control+klepnutí</text:span> a/nebo <text:span text:style-name="OOoKeystroke">klepnutí pravým tlačítkem</text:span> v závislosti na operačním systému počítače</text:p>
            </table:table-cell>
            <table:table-cell table:style-name="Table9.A2" office:value-type="string">
              <text:p text:style-name="P54">Otevře místní nabídku</text:p>
            </table:table-cell>
          </table:table-row>
          <table:table-row table:style-name="Table9.1">
            <table:table-cell table:style-name="Table9.A2" office:value-type="string">
              <text:p text:style-name="P54"><text:span text:style-name="OOoKeystroke">Ctrl (Control)</text:span></text:p>
            </table:table-cell>
            <table:table-cell table:style-name="Table9.A2" office:value-type="string">
              <text:p text:style-name="P54"><text:span text:style-name="OOoKeystroke">⌘ (Command)</text:span></text:p>
            </table:table-cell>
            <table:table-cell table:style-name="Table9.A2" office:value-type="string">
              <text:p text:style-name="P54">Používá se i s jinými klávesami</text:p>
            </table:table-cell>
          </table:table-row>
          <table:table-row table:style-name="Table9.1">
            <table:table-cell table:style-name="Table9.A2" office:value-type="string">
              <text:p text:style-name="P54"><text:span text:style-name="OOoKeystroke">F5</text:span></text:p>
            </table:table-cell>
            <table:table-cell table:style-name="Table9.A2" office:value-type="string">
              <text:p text:style-name="P54"><text:span text:style-name="OOoKeystroke">Shift</text:span>+<text:span text:style-name="LOKeystroke">⌘</text:span>+<text:span text:style-name="OOoKeystroke">F5</text:span></text:p>
            </table:table-cell>
            <table:table-cell table:style-name="Table9.A2" office:value-type="string">
              <text:p text:style-name="P54">Otevře Navigátor</text:p>
            </table:table-cell>
          </table:table-row>
          <table:table-row table:style-name="Table9.1">
            <table:table-cell table:style-name="Table9.A2" office:value-type="string">
              <text:p text:style-name="P54"><text:span text:style-name="OOoKeystroke">F11</text:span></text:p>
            </table:table-cell>
            <table:table-cell table:style-name="Table9.A2" office:value-type="string">
              <text:p text:style-name="P54"><text:span text:style-name="OOoKeystroke">⌘ + T</text:span></text:p>
            </table:table-cell>
            <table:table-cell table:style-name="Table9.A2" office:value-type="string">
              <text:p text:style-name="P54">Otevře okno Styly a formátování</text:p>
            </table:table-cell>
          </table:table-row>
        </table:table>
        <text:p text:style-name="P72">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5"><text:a xlink:type="simple" xlink:href="#__RefHeading__13167_2065861793" text:style-name="Internet_20_link" text:visited-style-name="Internet_20_link">Autorská práva<text:tab/>2</text:a></text:p>
            <text:p text:style-name="P68"><text:a xlink:type="simple" xlink:href="#__RefHeading__353044_837524436" text:style-name="Internet_20_link" text:visited-style-name="Internet_20_link">Přispěvatelé<text:tab/>2</text:a></text:p>
            <text:p text:style-name="P68"><text:a xlink:type="simple" xlink:href="#__RefHeading__353046_837524436" text:style-name="Internet_20_link" text:visited-style-name="Internet_20_link">Zpětná vazba<text:tab/>2</text:a></text:p>
            <text:p text:style-name="P68"><text:a xlink:type="simple" xlink:href="#__RefHeading__353048_837524436" text:style-name="Internet_20_link" text:visited-style-name="Internet_20_link">Poděkování<text:tab/>2</text:a></text:p>
            <text:p text:style-name="P68"><text:a xlink:type="simple" xlink:href="#__RefHeading__353050_837524436" text:style-name="Internet_20_link" text:visited-style-name="Internet_20_link">Datum vydání a verze programu<text:tab/>2</text:a></text:p>
            <text:p text:style-name="P65"><text:a xlink:type="simple" xlink:href="#__RefHeading__27556_1016283994" text:style-name="Internet_20_link" text:visited-style-name="Internet_20_link">Poznámka pro uživatele systému Mac<text:tab/>2</text:a></text:p>
            <text:p text:style-name="P65"><text:a xlink:type="simple" xlink:href="#__RefHeading__13169_2065861793" text:style-name="Internet_20_link" text:visited-style-name="Internet_20_link">Úvod<text:tab/>4</text:a></text:p>
            <text:p text:style-name="P65"><text:a xlink:type="simple" xlink:href="#__RefHeading__13175_2065861793" text:style-name="Internet_20_link" text:visited-style-name="Internet_20_link">Vkládání obrázků do dokumentu<text:tab/>4</text:a></text:p>
            <text:p text:style-name="P68"><text:a xlink:type="simple" xlink:href="#__RefHeading__13177_2065861793" text:style-name="Internet_20_link" text:visited-style-name="Internet_20_link">Vkládání souboru s obrázkem<text:tab/>4</text:a></text:p>
            <text:p text:style-name="P67"><text:a xlink:type="simple" xlink:href="#__RefHeading__13801_2065861793" text:style-name="Internet_20_link" text:visited-style-name="Internet_20_link">Přetažení<text:tab/>4</text:a></text:p>
            <text:p text:style-name="P67"><text:a xlink:type="simple" xlink:href="#__RefHeading__13179_2065861793" text:style-name="Internet_20_link" text:visited-style-name="Internet_20_link">Dialogové okno Vložit obrázek<text:tab/>4</text:a></text:p>
            <text:p text:style-name="P68"><text:a xlink:type="simple" xlink:href="#__RefHeading__13183_2065861793" text:style-name="Internet_20_link" text:visited-style-name="Internet_20_link">Odkazování na soubor s obrázkem<text:tab/>5</text:a></text:p>
            <text:p text:style-name="P67"><text:a xlink:type="simple" xlink:href="#__RefHeading__13185_2065861793" text:style-name="Internet_20_link" text:visited-style-name="Internet_20_link">Vkládání odkazovaných obrázků<text:tab/>6</text:a></text:p>
            <text:p text:style-name="P68"><text:a xlink:type="simple" xlink:href="#__RefHeading__13187_2065861793" text:style-name="Internet_20_link" text:visited-style-name="Internet_20_link">Vkládání obrázků ze schránky<text:tab/>6</text:a></text:p>
            <text:p text:style-name="P68"><text:a xlink:type="simple" xlink:href="#__RefHeading__13189_2065861793" text:style-name="Internet_20_link" text:visited-style-name="Internet_20_link">Vkládání obrázků s použitím skeneru<text:tab/>7</text:a></text:p>
            <text:p text:style-name="P68"><text:a xlink:type="simple" xlink:href="#__RefHeading__11392_454530774" text:style-name="Internet_20_link" text:visited-style-name="Internet_20_link">Vkládání obrázků z galerie<text:tab/>7</text:a></text:p>
            <text:p text:style-name="P68"><text:a xlink:type="simple" xlink:href="#__RefHeading__34926_261791260" text:style-name="Internet_20_link" text:visited-style-name="Internet_20_link">Vkládání obrázků jako pozadí<text:tab/>7</text:a></text:p>
            <text:p text:style-name="P65"><text:a xlink:type="simple" xlink:href="#__RefHeading__72324_1784677349" text:style-name="Internet_20_link" text:visited-style-name="Internet_20_link">Úprava a umístění obrázků<text:tab/>7</text:a></text:p>
            <text:p text:style-name="P65"><text:a xlink:type="simple" xlink:href="#__RefHeading__13193_2065861793" text:style-name="Internet_20_link" text:visited-style-name="Internet_20_link">Správa galerie balíku LibreOffice<text:tab/>8</text:a></text:p>
            <text:p text:style-name="P68"><text:a xlink:type="simple" xlink:href="#__RefHeading__13203_2065861793" text:style-name="Internet_20_link" text:visited-style-name="Internet_20_link">Přidávání objektů do galerie<text:tab/>9</text:a></text:p>
            <text:p text:style-name="P68"><text:a xlink:type="simple" xlink:href="#__RefHeading__13205_2065861793" text:style-name="Internet_20_link" text:visited-style-name="Internet_20_link">Mazání objektů z galerie<text:tab/>10</text:a></text:p>
            <text:p text:style-name="P68"><text:a xlink:type="simple" xlink:href="#__RefHeading__13207_2065861793" text:style-name="Internet_20_link" text:visited-style-name="Internet_20_link">Přidávání nových motivů vzhledu do galerie<text:tab/>10</text:a></text:p>
            <text:p text:style-name="P68"><text:a xlink:type="simple" xlink:href="#__RefHeading__13209_2065861793" text:style-name="Internet_20_link" text:visited-style-name="Internet_20_link">Mazání motivů vzhledu z galerie<text:tab/>10</text:a></text:p>
            <text:p text:style-name="P68"><text:a xlink:type="simple" xlink:href="#__RefHeading__13211_2065861793" text:style-name="Internet_20_link" text:visited-style-name="Internet_20_link">Umístění galerie a jejích objektů<text:tab/>10</text:a></text:p>
            <text:p text:style-name="P65"><text:a xlink:type="simple" xlink:href="#__RefHeading__15492_2065861793" text:style-name="Internet_20_link" text:visited-style-name="Internet_20_link">Vytváření obrázkových map<text:tab/>11</text:a></text:p>
            <text:p text:style-name="P65"><text:a xlink:type="simple" xlink:href="#__RefHeading__17037_2065861793" text:style-name="Internet_20_link" text:visited-style-name="Internet_20_link">Použití kreslicích nástrojů balíku LibreOffice<text:tab/>12</text:a></text:p>
            <text:p text:style-name="P68"><text:a xlink:type="simple" xlink:href="#__RefHeading__7009_2065861793" text:style-name="Internet_20_link" text:visited-style-name="Internet_20_link">Vytváření kreseb<text:tab/>13</text:a></text:p>
            <text:p text:style-name="P68"><text:a xlink:type="simple" xlink:href="#__RefHeading__7011_2065861793" text:style-name="Internet_20_link" text:visited-style-name="Internet_20_link">Nastavení nebo změna vlastností kreseb<text:tab/>13</text:a></text:p>
            <text:p text:style-name="P68"><text:a xlink:type="simple" xlink:href="#__RefHeading__7013_2065861793" text:style-name="Internet_20_link" text:visited-style-name="Internet_20_link">Změna velikosti kreseb<text:tab/>14</text:a></text:p>
            <text:p text:style-name="P68"><text:a xlink:type="simple" xlink:href="#__RefHeading__7015_2065861793" text:style-name="Internet_20_link" text:visited-style-name="Internet_20_link">Seskupování kreseb<text:tab/>14</text:a></text:p>
            <text:p text:style-name="P65"><text:a xlink:type="simple" xlink:href="#__RefHeading__17039_2065861793" text:style-name="Internet_20_link" text:visited-style-name="Internet_20_link">Použití písmomalby<text:tab/>15</text:a></text:p>
            <text:p text:style-name="P68"><text:a xlink:type="simple" xlink:href="#__RefHeading__13215_2065861793" text:style-name="Internet_20_link" text:visited-style-name="Internet_20_link">Nástrojové lišty Písmomalba<text:tab/>15</text:a></text:p>
            <text:p text:style-name="P68"><text:a xlink:type="simple" xlink:href="#__RefHeading__13217_2065861793" text:style-name="Internet_20_link" text:visited-style-name="Internet_20_link">Vytváření objektů písmomalby<text:tab/>15</text:a></text:p>
            <text:p text:style-name="P68"><text:a xlink:type="simple" xlink:href="#__RefHeading__13219_2065861793" text:style-name="Internet_20_link" text:visited-style-name="Internet_20_link">Úprava objektů písmomalby<text:tab/>16</text:a></text:p>
            <text:p text:style-name="P67"><text:a xlink:type="simple" xlink:href="#__RefHeading__13221_2065861793" text:style-name="Internet_20_link" text:visited-style-name="Internet_20_link">Použití nástrojové lišty Písmomalba<text:tab/>16</text:a></text:p>
            <text:p text:style-name="P67"><text:a xlink:type="simple" xlink:href="#__RefHeading__13223_2065861793" text:style-name="Internet_20_link" text:visited-style-name="Internet_20_link">Použití nástrojové lišty Formátování<text:tab/>17</text:a></text:p>
            <text:p text:style-name="P67"><text:a xlink:type="simple" xlink:href="#__RefHeading__13231_2065861793" text:style-name="Internet_20_link" text:visited-style-name="Internet_20_link">Použití možností v nabídkách<text:tab/>19</text:a></text:p>
            <text:p text:style-name="P67"><text:a xlink:type="simple" xlink:href="#__RefHeading__13233_2065861793" text:style-name="Internet_20_link" text:visited-style-name="Internet_20_link">Použití nástrojové lišty 3D nastavení<text:tab/>19</text:a></text:p>
            <text:p text:style-name="P68"><text:a xlink:type="simple" xlink:href="#__RefHeading__13235_2065861793" text:style-name="Internet_20_link" text:visited-style-name="Internet_20_link">Přesun a změna velikosti objektů písmomalby<text:tab/>19</text:a></text:p>
          </text:index-body>
        </text:table-of-content>
      </text:section>
      <text:h text:style-name="P70" text:outline-level="1"><text:bookmark-start text:name="__RefHeading__13169_2065861793"/>Úvod<text:bookmark-end text:name="__RefHeading__13169_2065861793"/></text:h>
      <text:p text:style-name="OOoTextBody">Do dokumentů LibreOffice je možné vkládat soubory s obrázky, a to fotografie, kresby, naskenované a jiné obrázky. Balík LibreOffice umožňuje importovat různé vektorové (kresby čar) a rastrové formáty souborů. Nejběžněji používanými formáty obrázků jsou GIF, JPG, PNG a BMP. Úplný seznam formátů obrázků, které lze importovat do programu LibreOffice, lze nalézt v příloze B.</text:p>
      <text:p text:style-name="OOoTextBody_5f_ListIntro">Obrázky v LibreOffice můžeme rozdělit na tři základní druhy:</text:p>
      <text:list xml:id="list422797113033809357" text:style-name="OOoBullets_20_1">
        <text:list-item>
          <text:p text:style-name="OOoList_20_1_20_Start">Soubory s obrázky, například fotografie, kresby a naskenované obrázky</text:p>
        </text:list-item>
        <text:list-item>
          <text:p text:style-name="OOoList_20_1_20_Cont.">Diagramy vytvořené pomocí kreslicích nástrojů balíku LibreOffice.</text:p>
        </text:list-item>
        <text:list-item>
          <text:p text:style-name="OOoList_20_1_20_End">Grafy vytvořené pomocí součásti LibreOffice nazvané Chart</text:p>
        </text:list-item>
      </text:list>
      <text:p text:style-name="P7">Tato kapitola se zabývá obrázky a diagramy.</text:p>
      <text:p text:style-name="P7">Podrobnější popis práce s nástroji na kreslení se nachází v příručkách <text:span text:style-name="OOoEmphasis">Draw Guide</text:span> a <text:span text:style-name="OOoEmphasis">Impress Guide</text:span>. Pokyny pro tvorbu grafů jsou uvedeny v příručce <text:span text:style-name="OOoEmphasis">Calc Guide</text:span>.</text:p>
      <text:h text:style-name="OOoHeading_20_1" text:outline-level="1"><text:bookmark-start text:name="__RefHeading__13175_2065861793"/><text:reference-mark-start text:name="Adding images"/>Vkládání obrázků do dokumentu<text:bookmark-end text:name="__RefHeading__13175_2065861793"/><text:reference-mark-end text:name="Adding images"/></text:h>
      <text:p text:style-name="P8">Obrázky lze do dokumentu vkládat několika způsoby: vložením souboru s obrázkem, přímo z grafického programu nebo ze skeneru, ze souboru uloženého na počítači nebo kopírováním a vložením z nějakého zdroje zobrazeného na počítači.</text:p>
      <text:h text:style-name="OOoHeading_20_2" text:outline-level="2"><text:bookmark-start text:name="__RefHeading__13177_2065861793"/>Vkládání <text:alphabetical-index-mark text:string-value="vkládání ze souboru" text:key1="obrázky" text:main-entry="true"/><text:alphabetical-index-mark text:string-value="vkládání ze souboru" text:key1="obrázky" text:main-entry="true"/><text:alphabetical-index-mark text:string-value="vkládání ze souboru" text:key1="obrázky"/>souboru s obrázkem<text:bookmark-end text:name="__RefHeading__13177_2065861793"/></text:h>
      <text:p text:style-name="P7">Pokud máme soubor s obrázkem uložený na počítači, můžeme jej do programu LibreOffice vložit následujícími způsoby:</text:p>
      <text:h text:style-name="OOoHeading_20_3" text:outline-level="3"><text:bookmark-start text:name="__RefHeading__13801_2065861793"/><text:alphabetical-index-mark text:string-value="přetažení"/>Přetažení<text:bookmark-end text:name="__RefHeading__13801_2065861793"/></text:h>
      <text:list xml:id="list2695453133925472544" text:style-name="OOoNum_20_123">
        <text:list-item text:start-value="1">
          <text:p text:style-name="OOoNum_20_123_20_Start">Otevřeme okno prohlížeče souborů a přemístíme se na obrázek, který chceme vložit.</text:p>
        </text:list-item>
        <text:list-item>
          <text:p text:style-name="OOoNum_20_123_20_End">Přetáhneme obrázek do dokumentu LibreOffice a upustíme jej na místě, kde má být zobrazen. Místo, kde bude obrázek upuštěn, označuje nevýrazná šedá čárka.</text:p>
        </text:list-item>
      </text:list>
      <text:p text:style-name="OOoTextBody">Tímto způsob obrázek do dokumentu skutečně vložíme, tj. uložíme v něm jeho kopii. Chceme-li místo místo vložit místo obrázku pouze odkaz, při přetahování obrázku podržíme klávesy <text:span text:style-name="OOoKeystroke">Ctrl+Shift</text:span>.</text:p>
      <text:h text:style-name="OOoHeading_20_3" text:outline-level="3"><text:bookmark-start text:name="__RefHeading__13179_2065861793"/>Dialogové okno Vložit obrázek<text:bookmark-end text:name="__RefHeading__13179_2065861793"/></text:h>
      <text:list xml:id="list74651754696592" text:continue-list="list2695453133925472544" text:style-name="OOoNum_20_123">
        <text:list-item text:start-value="1">
          <text:p text:style-name="P89"><text:alphabetical-index-mark text:string-value="Dialogové okno Vložit obrázek"/>V dokumentu LibreOffice klepneme na místo, kde má být obrázek zobrazen.</text:p>
        </text:list-item>
        <text:list-item>
          <text:p text:style-name="OOoNum_20_123_20_Cont.">Zvolíme <text:span text:style-name="OOoMenuPath">Vložit &gt; Obrázek &gt; Ze souboru</text:span> v hlavní nabídce.</text:p>
        </text:list-item>
        <text:list-item>
          <text:p text:style-name="P79">V dialogovém okně Vložit obrázek nalezneme obrázek, který chceme vložit, a vybereme jej.</text:p>
        </text:list-item>
      </text:list>
      <text:p text:style-name="P24">V dolní části dialogového okna (<text:sequence-ref text:reference-format="category-and-value" text:ref-name="refFigure0">obrázek 1</text:sequence-ref>) jsou dvě možnosti, <text:span text:style-name="OOoMenuPath">Náhled</text:span> a <text:span text:style-name="OOoMenuPath">Odkaz</text:span>. <text:span text:style-name="OOoMenuPath">Náhled</text:span> vybereme, pokud chceme, aby se v panelu napravo zobrazil náhled vybraného obrázku, a mohli jsme tam ověřit, že jsme vybrali správný soubor. Použití možnosti <text:span text:style-name="OOoMenuPath">Odkaz</text:span> je popsáno na stránce <text:bookmark-ref text:reference-format="page" text:ref-name="__RefHeading__13183_2065861793">5</text:bookmark-ref>.</text:p>
      <text:list xml:id="list74651624481392" text:continue-numbering="true" text:style-name="OOoNum_20_123">
        <text:list-item>
          <text:p text:style-name="P91">Klepneme na <text:span text:style-name="OOoMenuPath">Otevřít</text:span>.</text:p>
        </text:list-item>
      </text:list>
      <table:table table:name="Table10" table:style-name="Table10">
        <table:table-column table:style-name="Table10.A"/>
        <table:table-column table:style-name="Table10.B"/>
        <table:table-row>
          <table:table-cell table:style-name="Table10.A1" office:value-type="string">
            <text:p text:style-name="OOoTip_2f_Note_2f_Caution">Poznámka</text:p>
          </table:table-cell>
          <table:table-cell table:style-name="Table10.B1" office:value-type="string">
            <text:p text:style-name="OOoTableText">Zvolíme-li možnost <text:span text:style-name="OOoMenuPath">Odkaz</text:span>, po klepnutí na <text:span text:style-name="OOoMenuPath">Otevřít</text:span> se zobrazí zpráva. Ve zprávě se spolu s informací, že obrázek nebude v dokumentu uložen a že na něj bude pouze odkazováno, obrazí dotaz, zda místo toho chceme obrázek vložit. Pokud chceme vložit odkaz, zvolíme <text:span text:style-name="OOoMenuPath">Zachovat odkaz</text:span>, pokud nechceme, zvolíme <text:span text:style-name="OOoMenuPath">Vložit obrázek</text:span>. Chceme-li zabránit opětovného zobrazení této zprávy, zrušíme výběr pole <text:span text:style-name="OOoMenuPath">Při odkazování na obrázek zobrazit dotaz</text:span> v dolní části zprávy.</text:p>
          </table:table-cell>
        </table:table-row>
      </table:table>
      <text:p text:style-name="P33"><text:soft-page-break/><draw:frame draw:style-name="fr1" draw:name="Frame13" text:anchor-type="as-char" svg:width="17cm" draw:z-index="1">
     <draw:text-box fo:min-height="12.15cm">
      <text:p text:style-name="P40"><draw:frame draw:style-name="fr7" draw:name="Image1" text:anchor-type="as-char" svg:width="17cm" style:rel-width="100%" svg:height="11.374cm" style:rel-height="scale" draw:z-index="2"><draw:image xlink:href="Pictures/1000020100000458000002E8503546CD.png" xlink:type="simple" xlink:show="embed" xlink:actuate="onLoad"/>
       </draw:frame></text:p>
      <text:p text:style-name="P40">Obrázek <text:sequence text:ref-name="refFigure0" text:name="Figure" text:formula="ooow:Figure+1" style:num-format="1">1</text:sequence>: Dialogové okno Vložit obrázek</text:p>
     </draw:text-box>
    </draw:frame></text:p>
      <text:h text:style-name="OOoHeading_20_2" text:outline-level="2"><text:bookmark-start text:name="__RefHeading__13183_2065861793"/><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OOoTextBody">Jestliže je v dialogovém okně Vložit obrázek vybrána možnost <text:span text:style-name="OOoMenuPath">Odkaz</text:span>, program LibreOffice vytvoří odkaz na soubor, který obsahuje obrázek, místo toho, aby do dokumentu ukládal kopii obrázku. V dokumentu se tak obrázek zobrazuje, ale když dokument uložíme, obsahuje jen odkaz na soubor s obrázkem  — nikoliv samotný obrázek. Dokument a obrázek zůstávají dvěma samostatnými soubory a jsou spojeny dohromady až tehdy, když dokument znovu otevřeme.</text:p>
      <text:p text:style-name="OOoTextBody_5f_ListIntro">Odkazování na obrázky má dvě výhody a jednu nevýhodu:</text:p>
      <text:list xml:id="list74651966758860" text:continue-list="list422797113033809357" text:style-name="OOoBullets_20_1">
        <text:list-item>
          <text:p text:style-name="OOoList_20_1_20_Start">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OOoList_20_1_20_Cont.">Výhoda – Soubory s obrázky můžeme upravovat odděleně, aniž bychom měnili dokument. Odkaz na soubor zůstává platný a upravený obrázek se zobrazí, až dokument příště otevřeme. To může znamenat velkou výhodu, pokud obrázky (my nebo někdo další jako grafik) aktualizujeme.</text:p>
        </text:list-item>
        <text:list-item>
          <text:p text:style-name="OOoList_20_1_20_End">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ázky (která se nachází v téže složce jako dokumentu); příjemce souborů potřebuje umístit soubory do podsložky se stejným názvem a na stejném místě vzhledem k dokumentu.</text:p>
        </text:list-item>
      </text:list>
      <table:table table:name="Table1" table:style-name="Table1">
        <table:table-column table:style-name="Table1.A"/>
        <table:table-column table:style-name="Table1.B"/>
        <text:soft-page-break/>
        <table:table-row>
          <table:table-cell table:style-name="Table1.A1" office:value-type="string">
            <text:p text:style-name="OOoTip_2f_Note_2f_Caution">Poznámka</text:p>
          </table:table-cell>
          <table:table-cell table:style-name="Table1.B1" office:value-type="string">
            <text:p text:style-name="OOoTableText">Jestliže vkládáme jeden obrázek do dokumentu několikrát, mohlo by se zdát výhodné na ně spíš odkazovat než je vkládat; to však není nutné, protože do dokumentu LibreOffice se vloží pouze jedna kopie souboru s obrázkem.</text:p>
          </table:table-cell>
        </table:table-row>
      </table:table>
      <text:h text:style-name="OOoHeading_20_3" text:outline-level="3"><text:bookmark-start text:name="__RefHeading__13185_2065861793"/>Vkládání odkazovaných obrázků<text:bookmark-end text:name="__RefHeading__13185_2065861793"/></text:h>
      <text:p text:style-name="OOoTextBody_5f_ListIntro">Pokud jsme původně na obrázky odkazovali, snadno můžeme jeden nebo více z nich později vložit. Provedeme to následovně:</text:p>
      <text:list xml:id="list307807214" text:style-name="OOoNum_20_123">
        <text:list-item text:start-value="1">
          <text:p text:style-name="OOoNum_20_123_20_Start">Otevřeme v balíku LibreOffice dokument a zvolíme <text:span text:style-name="OOoMenuPath">Úpravy &gt; Odkazy</text:span>.</text:p>
        </text:list-item>
        <text:list-item>
          <text:p text:style-name="OOoNum_20_123_20_Cont.">V dialogovém okně Upravit odkazy (<text:sequence-ref text:reference-format="category-and-value" text:ref-name="refFigure1">obrázek 2</text:sequence-ref>) se zobrazí všechny odkazované soubory. V seznamu <text:span text:style-name="OOoEmphasis">Zdrojový soubor</text:span> vybereme soubory, které chceme změnit z odkazovaných na vložené.</text:p>
        </text:list-item>
        <text:list-item>
          <text:p text:style-name="OOoNum_20_123_20_Cont.">Klepneme na tlačítko <text:span text:style-name="OOoMenuPath">Rozpojit odkaz</text:span>.</text:p>
        </text:list-item>
        <text:list-item>
          <text:p text:style-name="OOoNum_20_123_20_End">Uložíme dokument.</text:p>
        </text:list-item>
      </text:list>
      <table:table table:name="Table3" table:style-name="Table3">
        <table:table-column table:style-name="Table3.A"/>
        <table:table-column table:style-name="Table3.B"/>
        <table:table-row>
          <table:table-cell table:style-name="Table3.A1" office:value-type="string">
            <text:p text:style-name="OOoTip_2f_Note_2f_Caution">Poznámka</text:p>
          </table:table-cell>
          <table:table-cell table:style-name="Table3.B1" office:value-type="string">
            <text:p text:style-name="OOoTableText">Opačná změna, z vložených na odkazované, není tak jednoduchá — obrázky musíme po jednom smazat a znovu vložit, při tom je nutné vždy vybrat možnost Odkaz.</text:p>
          </table:table-cell>
        </table:table-row>
      </table:table>
      <text:p text:style-name="OOoFigure"><draw:frame draw:style-name="fr1" draw:name="Frame14" text:anchor-type="as-char" svg:width="17cm" draw:z-index="5">
     <draw:text-box fo:min-height="7.32cm">
      <text:p text:style-name="P41"><draw:frame draw:style-name="fr7" draw:name="Image2" text:anchor-type="as-char" svg:width="17cm" style:rel-width="100%" svg:height="7.32cm" style:rel-height="scale" draw:z-index="6"><draw:image xlink:href="Pictures/10000201000003770000017EC6B5694C.png" xlink:type="simple" xlink:show="embed" xlink:actuate="onLoad"/>
       </draw:frame></text:p>
      <text:p text:style-name="P41">Obrázek <text:sequence text:ref-name="refFigure1" text:name="Figure" text:formula="ooow:Figure+1" style:num-format="1">2</text:sequence>: Dialogové okno Upravit odkazy</text:p>
     </draw:text-box>
    </draw:frame></text:p>
      <text:h text:style-name="OOoHeading_20_2" text:outline-level="2"><text:bookmark-start text:name="__RefHeading__13187_2065861793"/>Vkládání obrázků ze schránky<text:bookmark-end text:name="__RefHeading__13187_2065861793"/></text:h>
      <text:p text:style-name="P35">Pomocí schránky je možné do dokumentu LibreOffice kopírovat obrázky z jiného dokumentu LibreOffice nebo z jiných programů. Provedeme to následovně:</text:p>
      <text:list xml:id="list74652139414336" text:continue-list="list74651624481392" text:style-name="OOoNum_20_123">
        <text:list-item text:start-value="1">
          <text:p text:style-name="OOoNum_20_123_20_Start">Otevřeme zdrojový a cílový dokument.</text:p>
        </text:list-item>
        <text:list-item>
          <text:p text:style-name="OOoNum_20_123_20_Cont.">Ve zdrojovém dokumentu vybereme obrázek, který chceme zkopírovat.</text:p>
        </text:list-item>
        <text:list-item>
          <text:p text:style-name="OOoNum_20_123_20_Cont.">Klepneme na vybraný obrázek a stiskneme <text:span text:style-name="OOoKeystroke">Ctrl+C</text:span>, čímž obrázek zkopírujeme do schránky.</text:p>
        </text:list-item>
        <text:list-item>
          <text:p text:style-name="OOoNum_20_123_20_Cont.">Přepneme se na cílový dokument.</text:p>
        </text:list-item>
        <text:list-item>
          <text:p text:style-name="OOoNum_20_123_20_Cont.">Klepnutím umístíme kurzor tam, kam chceme obrázek vložit.</text:p>
        </text:list-item>
        <text:list-item>
          <text:p text:style-name="OOoNum_20_123_20_End">Obrázek vložíme stisknutím <text:span text:style-name="OOoKeystroke">Ctrl+V</text:span>.</text:p>
        </text:list-item>
      </text:list>
      <table:table table:name="Table12" table:style-name="Table12">
        <table:table-column table:style-name="Table12.A"/>
        <table:table-column table:style-name="Table12.B"/>
        <table:table-row>
          <table:table-cell table:style-name="Table12.A1" office:value-type="string">
            <text:p text:style-name="OOoTip_2f_Note_2f_Caution">Upozornění</text:p>
            <text:p text:style-name="OOoTip_2f_Note_2f_Caution"><draw:frame draw:style-name="fr8" draw:name="graphics44" text:anchor-type="as-char" svg:y="-0.669cm" svg:width="1.094cm" svg:height="1.011cm" draw:z-index="7"><draw:image xlink:href="Pictures/10000201000000500000004A5CA4FE42.png" xlink:type="simple" xlink:show="embed" xlink:actuate="onLoad"/>
       </draw:frame></text:p>
          </table:table-cell>
          <table:table-cell table:style-name="Table12.B1" office:value-type="string">
            <text:p text:style-name="OOoTableText">Pokud aplikaci, ze které jsme obrázky zkopírovali, zavřeme ještě před tím, než obrázky vložíme do cílového dokumentu, obrázky se mohou ze schránky ztratit.</text:p>
          </table:table-cell>
        </table:table-row>
      </table:table>
      <text:h text:style-name="OOoHeading_20_2" text:outline-level="2"><text:bookmark-start text:name="__RefHeading__13189_2065861793"/><text:soft-page-break/>Vkládání obrázků s použitím skeneru<text:bookmark-end text:name="__RefHeading__13189_2065861793"/></text:h>
      <text:p text:style-name="P7">Pokud máme k počítači připojen <text:alphabetical-index-mark text:string-value="skener"/><text:alphabetical-index-mark text:string-value="skenované" text:key1="obrázky"/>skener , program LibreOffice může zavolat aplikaci na skenovaní a vložit naskenovanou položku do dokumentu jako obrázek. Pokud chceme tento proces spustit, umístíme kurzor na místo, kam chceme obrázek vložit, a zvolíme <text:span text:style-name="OOoMenuPath">Vložit &gt; Obrázek &gt; Skenovat &gt; Vybrat zdroj</text:span>.</text:p>
      <text:p text:style-name="P3">Ačkoliv je tento postup rychlý a snadný, pravděpodobně pomocí něj nezískáme kvalitní obrázek o správné velikosti. Lepšího výsledku nejspíš dosáhneme, když obrázek naskenujeme a vyčistíme v grafickém programu ještě před tím, než je do balíku LibreOffice vložíme.</text:p>
      <text:h text:style-name="OOoHeading_20_2" text:outline-level="2"><text:bookmark-start text:name="__RefHeading__11392_454530774"/>Vkládání obrázků z galerie<text:bookmark-end text:name="__RefHeading__11392_454530774"/></text:h>
      <text:p text:style-name="P7">Galerie umožňuje pohodlně vytvářet skupiny znovu použitelných objektů (jako jsou obrázky a zvuky), které poté můžeme vkládat do dokumentů. <text:alphabetical-index-mark text:string-value="otevírání" text:key1="Galerie"/><text:alphabetical-index-mark text:string-value="otevírání" text:key1="Galerie"/>Galerie je k dispozici ve všech součástech balíku LibreOffice. Popsána je v části „<text:span text:style-name="T5"><text:bookmark-ref text:reference-format="text" text:ref-name="__RefHeading__13193_2065861793">Správa galerií v balíku LibreOffice</text:bookmark-ref></text:span>“ na stránce <text:span text:style-name="T5"><text:bookmark-ref text:reference-format="page" text:ref-name="__RefHeading__13193_2065861793">8</text:bookmark-ref></text:span>. Objekt z galerie můžeme do dokumentu <text:alphabetical-index-mark text:string-value="kopírování objektů z galerie"/>zkopírovat nebo na něj z dokumentu odkázat.</text:p>
      <text:p text:style-name="OOoTextBody_5f_ListIntro">Chceme-li vložit objekt:</text:p>
      <text:list xml:id="list639156595" text:style-name="OOoNum_20_123">
        <text:list-item text:start-value="1">
          <text:p text:style-name="OOoNum_20_123_20_Start">Zvolíme <text:span text:style-name="OOoMenuPath">Nástroje &gt; Galerie</text:span> nebo klepneme na ikonu Galerie <draw:frame draw:style-name="fr9" draw:name="graphics25" text:anchor-type="as-char" svg:y="-0.614cm" svg:width="0.7cm" svg:height="0.7cm" draw:z-index="9"><draw:image xlink:href="Pictures/100002010000001A0000001A57DCC98E.png" xlink:type="simple" xlink:show="embed" xlink:actuate="onLoad"/> </draw:frame> na nástrojové liště Standardní (v programech Writer a Calc) či na liště Kresba (v programech Impress, Writer a Draw).</text:p>
        </text:list-item>
        <text:list-item>
          <text:p text:style-name="OOoNum_20_123_20_Start">Vybereme motiv vzhledu.</text:p>
        </text:list-item>
        <text:list-item>
          <text:p text:style-name="OOoNum_20_123_20_Cont.">Jednoduchým klepnutím vybereme objekt.</text:p>
        </text:list-item>
        <text:list-item>
          <text:p text:style-name="OOoNum_20_123_20_Cont.">Přetáhneme obrázek do dokumentu. (<text:sequence-ref text:reference-format="category-and-value" text:ref-name="refFigure2">obrázek 3</text:sequence-ref>.)</text:p>
        </text:list-item>
      </text:list>
      <text:p text:style-name="P60">Na objekt můžeme také klepnout pravým tlačítkem a zvolit <text:span text:style-name="OOoMenuPath">Vložit</text:span>.</text:p>
      <text:p text:style-name="OOoTextBody">Poté nástrojovou lištu Formátování nahradí lišta Rámec a otevře se lišta Obrázek, ukotvená ke stavovému řádku.</text:p>
      <text:p text:style-name="OOoTextBody_5f_ListIntro"><text:alphabetical-index-mark text:string-value="odkazování objektů z galerie"/>Chceme-li vložit objekt jako odkaz:</text:p>
      <text:list xml:id="list2077658642" text:style-name="OOoNum_20_123">
        <text:list-item text:start-value="1">
          <text:p text:style-name="P88">Zvolíme <text:span text:style-name="OOoMenuPath">Nástroje &gt; Galerie</text:span> a vybereme motiv vzhledu.</text:p>
        </text:list-item>
        <text:list-item>
          <text:p text:style-name="P93">Jednoduchým klepnutím vybereme objekt, poté podržíme klávesy <text:span text:style-name="OOoKeystroke">Shift</text:span> a <text:span text:style-name="OOoKeystroke">Ctrl</text:span> a přetáhneme objekt do dokumentu.</text:p>
        </text:list-item>
      </text:list>
      <text:h text:style-name="P83" text:outline-level="2"><text:bookmark-start text:name="__RefHeading__34926_261791260"/><text:alphabetical-index-mark text:string-value="vkládání objektů jako pozadí " text:key1="Galerie"/>Vkládání obrázků jako <text:alphabetical-index-mark text:string-value="obrázky pozadí z galerie"/>pozadí<text:bookmark-end text:name="__RefHeading__34926_261791260"/></text:h>
      <text:p text:style-name="P36">Chceme-li vložit obrázek jako pozadí stránky nebo odstavce:</text:p>
      <text:list xml:id="list928706392" text:style-name="OOoNum_20_123">
        <text:list-item>
          <text:p text:style-name="P88">Zvolíme <text:span text:style-name="OOoMenuPath"> Nástroje &gt; Galerie</text:span> a vybereme motiv vzhledu.</text:p>
        </text:list-item>
        <text:list-item>
          <text:p text:style-name="P92">Jednoduchým klepnutím vybereme objekt, klepneme na něj pravým tlačítkem a zvolíme <text:span text:style-name="OOoMenuPath">Vložit jako pozadí &gt; Stránka</text:span> nebo <text:span text:style-name="OOoMenuPath">&gt; Odstavec</text:span>.</text:p>
        </text:list-item>
      </text:list>
      <text:h text:style-name="P69" text:outline-level="1"><text:bookmark-start text:name="__RefHeading__72324_1784677349"/>Úprava a umístění obrázků<text:bookmark-end text:name="__RefHeading__72324_1784677349"/></text:h>
      <text:p text:style-name="P9">Balík LibreOffice nabízí mnoho nástrojů, které umožňují změnit velikost a umístění obrázků, upravit je či změnit pomocí filtrů. Lze také nastavit obtékání textu kolem obrázků a použít obrázky jako pozadí a vodoznaky. Tyto nástroje jsou popsány v příslušných kapitolách ostatních příruček. Pokročilé úpravy obrázků je vhodnější provést v nějakém specializovaném grafickém programu a v balíku LibreOffice použít až výsledek místo toho, abychom používali vestavěné nástroje LibreOffice.</text:p>
      <text:p text:style-name="P51"><text:soft-page-break/><draw:frame draw:style-name="fr1" draw:name="Frame3" text:anchor-type="as-char" svg:width="17cm" draw:z-index="10">
     <draw:text-box fo:min-height="13.33cm">
      <text:p text:style-name="P42"><draw:frame draw:style-name="fr7" draw:name="Image3" text:anchor-type="as-char" svg:width="17cm" style:rel-width="100%" svg:height="13.33cm" style:rel-height="scale" draw:z-index="11"><draw:image xlink:href="Pictures/10000201000002CE000002338962C647.png" xlink:type="simple" xlink:show="embed" xlink:actuate="onLoad"/>
       </draw:frame></text:p>
      <text:p text:style-name="P42">Obrázek <text:sequence text:ref-name="refFigure2" text:name="Figure" text:formula="ooow:Figure+1" style:num-format="1">3</text:sequence>: Kopírování obrázku z galerie do dokumentu (tlačítko pro skrytí nebo zobrazení galerie je označeno elipsou)</text:p>
     </draw:text-box>
    </draw:frame></text:p>
      <text:h text:style-name="P71" text:outline-level="1"><text:bookmark-start text:name="__RefHeading__13193_2065861793"/>Správa galerie balíku LibreOffice<text:bookmark-end text:name="__RefHeading__13193_2065861793"/></text:h>
      <text:p text:style-name="OOoTextBody">Obrázky jsou v galerii rozděleny do skupin <text:alphabetical-index-mark text:string-value="motivy vzhledu"/><text:alphabetical-index-mark text:string-value="motivy vzhledu" text:key1="Galerie"/>podle motivů vzhledu, jimiž jsou například odrážky, šipky nebo pozadí. Můžeme vytvářet nové skupiny nebo motivy a přidávat vlastní obrázky, případně využít rozšíření, která obsahují další obrázky.</text:p>
      <text:p text:style-name="OOoTextBody">V poli na levé straně galerie se zobrazuje seznam dostupných motivů vzhledu. Klepnutím na motiv zobrazíme jeho obsah v okně galerie.</text:p>
      <text:p text:style-name="P4">Galerii můžeme zobrazit jako <text:alphabetical-index-mark text:string-value="pohledy (s ikonami/detailní)" text:key1="Galerie"/><text:span text:style-name="OOoEmphasis">pohled s ikonami</text:span> (obrázek <text:sequence-ref text:reference-format="value" text:ref-name="refFigure3">4</text:sequence-ref>) nebo <text:span text:style-name="OOoEmphasis">detailní pohled</text:span>, můžeme také galerii <text:alphabetical-index-mark text:string-value="zobrazit/skrýt" text:key1="Galerie"/>skrýt nebo zobrazit klepnutím na tlačítko <text:span text:style-name="OOoEmphasis">Skrýt</text:span> (podobá se tlačítku Skrýt v ukotvených oknech Navigátor a Styly a formátování).</text:p>
      <text:p text:style-name="P16">Ve výchozím nastavením je galerie ukotvena nad pracovní plochou. Chceme-li ji rozšířit, umístíme ukazatel nad čáru, která ji odděluje od horní části pracovní plochy. Až ukazatel změní podobu na rovnoběžné čáry se šipkami, klepneme a táhneme směrem dolů. Podle toho, jak táhneme, mění pracovní plocha svou velikost.</text:p>
      <text:p text:style-name="P6">Stejně jako jiná ukotvená okna můžeme galerii „uvolnit“ tím, že přesuneme ukazatelem myši nad okraj okna Galerie, podržíme klávesu <text:span text:style-name="OOoKeystroke">Ctrl</text:span> a poklepeme. Chceme-li galerii opět ukotvit, přetáhneme plovoucí okno k libovolnému okraji okna LibreOffice.</text:p>
      <text:p text:style-name="OOoFigure"><text:soft-page-break/><draw:frame draw:style-name="fr1" draw:name="Frame1" text:anchor-type="as-char" svg:width="17cm" draw:z-index="12">
     <draw:text-box fo:min-height="6.652cm">
      <text:p text:style-name="P43"><draw:frame draw:style-name="fr7" draw:name="Image4" text:anchor-type="as-char" svg:width="17cm" style:rel-width="100%" svg:height="6.652cm" style:rel-height="scale" draw:z-index="13"><draw:image xlink:href="Pictures/10000201000002CE0000011981D0E7DD.png" xlink:type="simple" xlink:show="embed" xlink:actuate="onLoad"/>
       </draw:frame></text:p>
      <text:p text:style-name="P43">Obrázek <text:sequence text:ref-name="refFigure3" text:name="Figure" text:formula="ooow:Figure+1" style:num-format="1">4</text:sequence>: Pohled s ikonami s jedním z motivů galerie</text:p>
     </draw:text-box>
    </draw:frame></text:p>
      <text:p text:style-name="OOoTextBody">Výchozí motivy vzhledu jsou uzamčeny: nelze k nim položky přidávat ani z nich položky mazat. Uzamčené motivy snadno poznáme, když na ně klepneme pravým tlačítkem: jedinou dostupnou možností v místní nabídce jsou <text:span text:style-name="OOoMenuPath">Vlastnosti</text:span>.</text:p>
      <text:p text:style-name="P20">Ve výchozí instalaci lze přizpůsobit pouze motiv <text:span text:style-name="OOoEmphasis">Můj motiv vzhledu</text:span>, můžeme však přidat nové motivy jak je popsáno v části „<text:reference-ref text:reference-format="text" text:ref-name="Add new theme to Gallery">Přidávání nových motivů do galerie</text:reference-ref>“ na stránce <text:reference-ref text:reference-format="page" text:ref-name="Add new theme to Gallery">10</text:reference-ref>.</text:p>
      <text:h text:style-name="P84" text:outline-level="2"><text:bookmark-start text:name="__RefHeading__13203_2065861793"/><text:alphabetical-index-mark text:string-value="přidávání objektů" text:key1="Galerie"/>Přidávání objektů do galerie<text:bookmark-end text:name="__RefHeading__13203_2065861793"/></text:h>
      <text:p text:style-name="P21">Do galerie je vhodné přidat obrázky, které často používáme, například logo společnosti. Později tak tyto obrázky můžeme velmi jednoduše vložit do dokumentu.</text:p>
      <text:p text:style-name="P3">Obrázky můžeme přidávat pouze do motivu „Můj motiv vzhledu“ nebo do motivů, které jsme vytvořili: ty jsou od výchozích odlišeny  v seznamu motivů jinou barvou ikon. K výchozím motivům z instalace obrázky přidávat nelze.</text:p>
      <text:p text:style-name="P66"><text:span text:style-name="OOoStrongEmphasis">Způsob 1</text:span> (výběr souboru)</text:p>
      <text:list xml:id="list2141184466" text:style-name="OOoNum_20_123">
        <text:list-item text:start-value="1">
          <text:p text:style-name="P90">Klepneme pravým tlačítkem na požadovaný motiv vzhledu a vybereme Vlastnosti v místní nabídce.</text:p>
        </text:list-item>
        <text:list-item>
          <text:p text:style-name="OOoNum_20_123_20_Cont.">V dialogovém okně Vlastnosti pro motiv přejdeme na záložku <text:span text:style-name="OOoEmphasis">Soubory</text:span> a klepneme na tlačítko <text:span text:style-name="OOoMenuPath">Najít soubory</text:span>.</text:p>
        </text:list-item>
        <text:list-item>
          <text:p text:style-name="OOoNum_20_123_20_Cont.">Otevře se dialogové okno Select Path (není zobrazen). Do textového pole <text:span text:style-name="OOoEmphasis">Cesta</text:span> můžeme zadat cestu k adresáři se soubory nebo můžeme tento adresář najít v prohlížeči souborů.</text:p>
        </text:list-item>
        <text:list-item>
          <text:p text:style-name="OOoNum_20_123_20_Cont.">Klepnutím na tlačítko <text:span text:style-name="OOoMenuPath">Vybrat</text:span> spustíme vyhledávání. Poté se v dialogovém okně Vlastnosti zobrazí seznam souborů s obrázky. Chceme-li zobrazené soubory omezit, použijeme rozbalovací seznam <text:span text:style-name="OOoEmphasis">Typ souboru</text:span>.</text:p>
        </text:list-item>
        <text:list-item>
          <text:p text:style-name="P91">Chceme-li přidat všechny soubory zobrazené v seznamu, klepneme na <text:span text:style-name="OOoMenuPath">Přidat vše</text:span>. V opačném případě vybereme soubory, které chceme přidat, a poté klepneme na <text:span text:style-name="OOoMenuPath">Přidat</text:span> (při výběru souborů podržíme klávesu Shift nebo <text:span text:style-name="OOoKeystroke">Ctrl</text:span>).</text:p>
        </text:list-item>
      </text:list>
      <text:p text:style-name="P61"><draw:frame draw:style-name="fr1" draw:name="Frame12" text:anchor-type="as-char" svg:width="17cm" draw:z-index="14">
     <draw:text-box fo:min-height="4.002cm">
      <text:p text:style-name="P43"><draw:frame draw:style-name="fr7" draw:name="Image5" text:anchor-type="as-char" svg:width="17cm" style:rel-width="100%" svg:height="4.002cm" style:rel-height="scale" draw:z-index="15"><draw:image xlink:href="Pictures/10000201000003B3000000DF1C6D410D.png" xlink:type="simple" xlink:show="embed" xlink:actuate="onLoad"/>
       </draw:frame></text:p>
      <text:p text:style-name="P43">Obrázek <text:sequence text:ref-name="refFigure4" text:name="Figure" text:formula="ooow:Figure+1" style:num-format="1">5</text:sequence>: Dialogové okno Vlastnosti galerie</text:p>
     </draw:text-box>
    </draw:frame></text:p>
      <text:p text:style-name="OOoTextBody_5f_ListIntro"><text:soft-page-break/><text:span text:style-name="OOoStrongEmphasis">Způsob 2</text:span> (přetažení)</text:p>
      <text:p text:style-name="OOoTextBody_5f_ListIntro">Do galerie můžeme obrázky přetáhnout z dokumentu.</text:p>
      <text:list xml:id="list1021431458" text:style-name="OOoNum_20_123">
        <text:list-item text:start-value="1">
          <text:p text:style-name="OOoNum_20_123_20_Start">Otevřeme dokument obsahující obrázky, které chceme přidat do galerie, a zobrazíme v galerii motiv vzhledu, do kterého je chceme přidat.</text:p>
        </text:list-item>
        <text:list-item>
          <text:p text:style-name="OOoNum_20_123_20_Cont.">Umístíme ukazatel myši nad obrázek, bez klepnutí.</text:p>
        </text:list-item>
        <text:list-item>
          <text:p text:style-name="OOoNum_20_123_20_Cont.">Jestliže se ukazatel myši změní na symbol ruky, obrázek odkazuje na hypertextový odkaz. V tom případě na obrázek klepneme se stisknutou klávesou <text:span text:style-name="OOoKeystroke">Alt</text:span>, čímž jej vybereme bez toho, aniž bychom aktivovali odkaz. Pokud se ukazatel myši na symbol ruky nezmění, můžeme obrázek vybrat jednoduše tím, že na něj klepneme.</text:p>
        </text:list-item>
        <text:list-item>
          <text:p text:style-name="OOoNum_20_123_20_Cont.">Jakmile je obrázek vybrán, což značí barevné úchyty okolo něj, uvolníme tlačítko myši. Znovu klepneme na obrázek a podržíme tlačítko myši stisknuté déle než dvě sekundy. Aniž bychom tlačítko myši uvolnili, přetáhneme obrázek do galerie.</text:p>
        </text:list-item>
        <text:list-item>
          <text:p text:style-name="P94">Uvolníme tlačítko myši.</text:p>
        </text:list-item>
      </text:list>
      <text:h text:style-name="P85"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jektů z galerie<text:bookmark-end text:name="__RefHeading__13205_2065861793"/></text:h>
      <text:p text:style-name="OOoTextBody_5f_ListIntro">Chceme-li smazat obrázek z motivu vzhledu, který jsme vytvořili:</text:p>
      <text:list xml:id="list1859857703" text:style-name="OOoNum_20_123">
        <text:list-item text:start-value="1">
          <text:p text:style-name="OOoNum_20_123_20_Start">Klepneme v galerii pravým tlačítkem na název souboru s obrázkem nebo na jeho náhled.</text:p>
        </text:list-item>
        <text:list-item>
          <text:p text:style-name="OOoNum_20_123_20_End">Klepneme na <text:span text:style-name="OOoMenuPath">Smazat</text:span> v místní nabídce. Zobrazí se zpráva se žádostí o potvrzení smazání objektu. Klepneme na <text:span text:style-name="OOoStrongEmphasis">Ano.</text:span></text:p>
        </text:list-item>
      </text:list>
      <table:table table:name="Table7" table:style-name="Table7">
        <table:table-column table:style-name="Table7.A"/>
        <table:table-column table:style-name="Table7.B"/>
        <table:table-row>
          <table:table-cell table:style-name="Table7.A1" office:value-type="string">
            <text:p text:style-name="OOoTip_2f_Note_2f_Caution">Poznámka</text:p>
          </table:table-cell>
          <table:table-cell table:style-name="Table7.B1" office:value-type="string">
            <text:p text:style-name="OOoTableText">Smažeme-li název souboru ze seznamu v galerii, nesmažeme tím soubor uložený na pevném disku nebo na jiném umístění. To platí také pro přetažení složky do galerie.</text:p>
          </table:table-cell>
        </table:table-row>
      </table:table>
      <text:h text:style-name="OOoHeading_20_2" text:outline-level="2"><text:bookmark-start text:name="__RefHeading__13207_2065861793"/><text:reference-mark-start text:name="Add new theme to Gallery"/><text:alphabetical-index-mark text:string-value="motivy vzhledu (galerie)"/><text:alphabetical-index-mark text:string-value="vytváření nových motivů vzhledu" text:key1="Galerie"/>Přidávání nových motivů vzhledu do galerie<text:bookmark-end text:name="__RefHeading__13207_2065861793"/><text:reference-mark-end text:name="Add new theme to Gallery"/></text:h>
      <text:p text:style-name="OOoTextBody_5f_ListIntro">Chceme-li do galerie přidat nový motiv vzhledu:</text:p>
      <text:list xml:id="list2151100671" text:style-name="OOoNum_20_123">
        <text:list-item text:start-value="1">
          <text:p text:style-name="OOoNum_20_123_20_Start">Klepneme na tlačítko <text:span text:style-name="OOoStrongEmphasis">Nový motiv vzhledu</text:span>, které se nachází nad seznamem motivů vzhledu (<text:sequence-ref text:reference-format="category-and-value" text:ref-name="refFigure3">obrázek 4</text:sequence-ref>).</text:p>
        </text:list-item>
        <text:list-item>
          <text:p text:style-name="OOoNum_20_123_20_Cont.">V dialogovém okně Vlastnosti pro Nový motiv vzhledu klepneme na záložku <text:span text:style-name="OOoStrongEmphasis">Obecné</text:span> a zadáme název nového motivu vzhledu.</text:p>
        </text:list-item>
        <text:list-item>
          <text:p text:style-name="OOoNum_20_123_20_End">Klepneme na záložku <text:span text:style-name="OOoStrongEmphasis">Soubory</text:span> a přidáme do motivu obrázky dříve popsaným způsobem.</text:p>
        </text:list-item>
      </text:list>
      <text:h text:style-name="OOoHeading_20_2" text:outline-level="2"><text:bookmark-start text:name="__RefHeading__13209_2065861793"/><text:alphabetical-index-mark text:string-value="mazání" text:key1="motiv vzhledu"/><text:alphabetical-index-mark text:string-value="mazání" text:key1="motiv vzhledu"/>Mazání motivů vzhledu z galerie<text:bookmark-end text:name="__RefHeading__13209_2065861793"/></text:h>
      <text:p text:style-name="OOoTextBody_5f_ListIntro">Smazat můžeme pouze motivy vzhledu, které jsme do galerie přidali: nelze mazat motivy z výchozí instalace. Chceme-li z galerie smazat motiv vzhledu:</text:p>
      <text:list xml:id="list1004417771" text:style-name="OOoNum_20_123">
        <text:list-item text:start-value="1">
          <text:p text:style-name="OOoNum_20_123_20_Start">Zvolíme <text:span text:style-name="OOoMenuPath">Nástroje &gt; Galerie.</text:span></text:p>
        </text:list-item>
        <text:list-item>
          <text:p text:style-name="OOoNum_20_123_20_Cont.">V levé části galerie vybereme motiv, který si přejeme smazat.</text:p>
        </text:list-item>
        <text:list-item>
          <text:p text:style-name="OOoNum_20_123_20_End">Klepneme pravým tlačítkem na motiv a poté klepneme na <text:span text:style-name="OOoMenuPath">Smazat</text:span> v místní nabídce.</text:p>
        </text:list-item>
      </text:list>
      <text:h text:style-name="OOoHeading_20_2" text:outline-level="2"><text:bookmark-start text:name="__RefHeading__13211_2065861793"/><text:alphabetical-index-mark text:string-value="umístění" text:key1="Galerie"/>Umístění galerie a jejích objektů<text:bookmark-end text:name="__RefHeading__13211_2065861793"/></text:h>
      <text:p text:style-name="P5">Obrázky a další objekty zobrazené v galerii se mohou nacházet kdekoliv na pevném disku počítače na síťovém disku nebo na jiném vyměnitelném zařízení. V seznamech v galerii se zobrazuje umístění každého objektu. Pokud do galerie přidáme nové obrázky pomocí způsobu 1, soubory se nepřesunou ani nezkopírují, pouze se přidá jako odkaz umístění každého nového objektu. Pokud soubory přidáme přetažením, zkopírují se do složky galerie (nazvané dragdrop) a vytvoří se pro ně názvy souborů.</text:p>
      <text:p text:style-name="P5"><text:span text:style-name="T10"><text:sequence-ref text:reference-format="category-and-value" text:ref-name="refFigure5">Obrázek 6</text:sequence-ref></text:span> zobrazuje v <text:span text:style-name="OOoEmphasis">detailním pohledu</text:span> dva soubory v motivu galerie <text:span text:style-name="OOoEmphasis">Můj motiv vzhledu</text:span>, jeden je obsažen ve složce dragdrop, druhý je odkazem na své skutečné umístění.</text:p>
      <text:p text:style-name="P50"><text:soft-page-break/><draw:frame draw:style-name="fr1" draw:name="Frame10" text:anchor-type="as-char" svg:width="17cm" draw:z-index="17">
     <draw:text-box fo:min-height="4.77cm">
      <text:p text:style-name="P43"><draw:frame draw:style-name="fr7" draw:name="Image15" text:anchor-type="as-char" svg:width="17cm" style:rel-width="100%" svg:height="4.77cm" style:rel-height="scale" draw:z-index="18"><draw:image xlink:href="Pictures/10000201000002F7000000D5D2679A3E.png" xlink:type="simple" xlink:show="embed" xlink:actuate="onLoad"/>
       </draw:frame></text:p>
      <text:p text:style-name="P43">Obrázek <text:sequence text:ref-name="refFigure5" text:name="Figure" text:formula="ooow:Figure+1" style:num-format="1">6</text:sequence>: Motiv vzhledu se soubory vloženými přetažením a jako odkaz</text:p>
     </draw:text-box>
    </draw:frame></text:p>
      <text:p text:style-name="P4">Při týmové práci můžeme mít přístup jak do sdílené galerie (jejíž obsah nemůžeme měnit, pokud k tomu nemáme oprávnění), tak do uživatelské galerie, do níž můžeme objekty přidávat a jejíž objekty můžeme měnit a mazat.</text:p>
      <text:p text:style-name="P4">Umístění uživatelské galerie je uvedeno v <text:span text:style-name="OOoMenuPath">Nástroje &gt;  Možnosti &gt; LibreOffice &gt; Cesty</text:span>. Toto umístění můžeme změnit, můžeme také kopírovat soubory s galerií (<text:span text:style-name="OOoComputerCode">SDV</text:span>) na jiné počítače.</text:p>
      <text:p text:style-name="P10">Obsah galerie dodávané s balíkem LibreOffice je uložen jinde. Jeho umístění nelze změnit.</text:p>
      <text:h text:style-name="OOoHeading_20_1" text:outline-level="1"><text:bookmark-start text:name="__RefHeading__15492_2065861793"/>Vytváření obrázkových map<text:bookmark-end text:name="__RefHeading__15492_2065861793"/></text:h>
      <text:p text:style-name="P18"><text:alphabetical-index-mark text:string-value="obrázková mapa"/>V obrázkové mapě jsou definovány oblasti obrázku (označované jako <text:span text:style-name="OOoEmphasis">aktivní oblasti</text:span>) s hypertextovými odkazy na webové adresy, jiné soubory na počítači nebo na jiné části téhož dokumentu. Aktivní oblasti jsou obrázkovou obdobou textových hypertextových odkazů (které jsou popsány v kapitole 12). Jestliže klepneme na aktivní oblast, program LibreOffice otevře odkazovanou stránku v příslušném programu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OOoTextBody_5f_ListIntro">Chceme-li použít editor obrázkových map:</text:p>
      <text:list xml:id="list623625579" text:style-name="OOoNum_20_123">
        <text:list-item text:start-value="1">
          <text:p text:style-name="OOoNum_20_123_20_Start">V dokumentu LibreOffice klepneme na obrázek, u kterého chceme vytvořit aktivní oblasti.</text:p>
        </text:list-item>
        <text:list-item>
          <text:p text:style-name="OOoNum_20_123_20_Cont.">Zvolíme <text:span text:style-name="OOoMenuPath">Úpravy &gt; Obrázková mapa</text:span> v hlavní nabídce. Otevře se editor obrázkových map (<text:sequence-ref text:reference-format="category-and-value" text:ref-name="refFigure6">obrázek 7</text:sequence-ref>).</text:p>
        </text:list-item>
        <text:list-item>
          <text:p text:style-name="OOoNum_20_123_20_Cont.">Pomocí nástrojů a polí tohoto dialogového okna (které jsou popsány dále) definujeme aktivní oblasti spolu s odkazy.</text:p>
        </text:list-item>
        <text:list-item>
          <text:p text:style-name="OOoNum_20_123_20_Cont.">Klepnutím na ikonu <text:span text:style-name="OOoMenuPath">Použít</text:span> <draw:frame draw:style-name="fr10" draw:name="graphics75" text:anchor-type="as-char" svg:width="0.6cm" svg:height="0.439cm" draw:z-index="21"><draw:image xlink:href="Pictures/100000000000001B0000001CC0A6DF55.png" xlink:type="simple" xlink:show="embed" xlink:actuate="onLoad"/> </draw:frame> nastavení použijeme.</text:p>
        </text:list-item>
        <text:list-item>
          <text:p text:style-name="OOoNum_20_123_20_End">Když jsme hotovi, klepneme na ikonu <text:span text:style-name="OOoMenuPath">Uložit</text:span> <draw:frame draw:style-name="fr11" draw:name="graphics76" text:anchor-type="as-char" svg:width="0.58cm" svg:height="0.54cm" draw:z-index="22"><draw:image xlink:href="Pictures/100000000000001C0000001C349C721C.png" xlink:type="simple" xlink:show="embed" xlink:actuate="onLoad"/> </draw:frame>, čímž uložíme obrázkovou mapu do souboru, a poté dialogové okno zavřeme klepnutím na <text:span text:style-name="OOoMenuPath">X</text:span> v pravém horním rohu.</text:p>
        </text:list-item>
      </text:list>
      <text:p text:style-name="P16">Hlavní část dialogového okna zabírá obrázek obrázek, u kterého definujeme aktivní oblasti. Aktivní oblast je vyznačena čárou, která znázorňuje tvar oblasti.</text:p>
      <text:p text:style-name="P37">Nástrojová lišta v horní části dialogového okna obsahuje následující nástroje:</text:p>
      <text:list xml:id="list74651525536765" text:continue-list="list74651966758860" text:style-name="OOoBullets_20_1">
        <text:list-item>
          <text:p text:style-name="P73">Tlačítko <text:span text:style-name="OOoStrongEmphasis">Použít</text:span>: klepnutím na toto tlačítko použijeme změny.</text:p>
        </text:list-item>
        <text:list-item>
          <text:p text:style-name="P74">Ikony <text:span text:style-name="OOoStrongEmphasis">Otevřít,</text:span> <text:span text:style-name="OOoStrongEmphasis">Uložit,</text:span> a <text:span text:style-name="OOoMenuPath">Vybrat</text:span>.</text:p>
        </text:list-item>
        <text:list-item>
          <text:p text:style-name="P74">Nástroje na kreslení tvaru aktivní oblasti: fungují naprosto stejně jako odpovídající nástroje na nástrojové liště Kresba.</text:p>
        </text:list-item>
        <text:list-item>
          <text:p text:style-name="P74"><text:span text:style-name="OOoStrongEmphasis">Upravit</text:span>, <text:span text:style-name="OOoStrongEmphasis">Přesunout</text:span>, <text:span text:style-name="OOoStrongEmphasis">Vložit</text:span>, <text:span text:style-name="OOoStrongEmphasis">Smazat</text:span> <text:span text:style-name="OOoStrongEmphasis">body</text:span>: pokročilé nástroje pro úpravu tvaru aktivní oblasti ve tvaru mnohoúhelníka. Volbou nástroje Upravit body aktivujeme ostatní nástroje.</text:p>
        </text:list-item>
        <text:list-item>
          <text:p text:style-name="P74">Ikona <text:span text:style-name="OOoStrongEmphasis">Aktivní</text:span>: přepíná stav vybrané aktivní oblasti mezi aktivní a neaktivní.</text:p>
        </text:list-item>
        <text:list-item>
          <text:p text:style-name="P74"><text:span text:style-name="OOoStrongEmphasis">Makro</text:span>: místo obyčejného hypertextového odkazu přiřadí k aktivní oblasti makro.</text:p>
        </text:list-item>
        <text:list-item>
          <text:p text:style-name="P76"><text:span text:style-name="OOoStrongEmphasis">Vlastnosti</text:span>: nastaví vlastnosti hypertextového odkazu a přidá k němu atribut s názvem.</text:p>
        </text:list-item>
      </text:list>
      <text:p text:style-name="OOoFigure"><text:soft-page-break/><draw:frame draw:style-name="fr1" draw:name="Frame9" text:anchor-type="as-char" svg:width="16.041cm" draw:z-index="24">
     <draw:text-box fo:min-height="11.663cm">
      <text:p text:style-name="P43"><draw:frame draw:style-name="fr7" draw:name="Image6" text:anchor-type="as-char" svg:width="16.041cm" svg:height="10.871cm" draw:z-index="25"><draw:image xlink:href="Pictures/10000201000002C7000001E242FF86A2.png" xlink:type="simple" xlink:show="embed" xlink:actuate="onLoad"/>
       </draw:frame></text:p>
      <text:p text:style-name="P43">Obrázek <text:sequence text:ref-name="refFigure6" text:name="Figure" text:formula="ooow:Figure+1" style:num-format="1">7</text:sequence>: Dialogové okno pro vytváření nebo úpravy obrázkové mapy</text:p>
     </draw:text-box>
    </draw:frame></text:p>
      <text:p text:style-name="OOoTextBody_5f_ListIntro">Pod nástrojovou lištou určíme pro vybranou aktivní oblast:</text:p>
      <text:list xml:id="list74651738137119" text:continue-numbering="true" text:style-name="OOoBullets_20_1">
        <text:list-item>
          <text:p text:style-name="OOoList_20_1_20_Start"><text:span text:style-name="OOoStrongEmphasis">Adresa:</text:span> adresa, na kterou odkazuje hypertextový odkaz. Můžeme také odkázat na záložku v dokumentu, a to tak, že napíšeme adresu v následujícím formátu: <text:span text:style-name="OOoComputerCode">file:///&lt;cesta&gt;/nazev_dokumentu#nazev_zalozky</text:span></text:p>
        </text:list-item>
        <text:list-item>
          <text:p text:style-name="OOoList_20_1_20_Cont."><text:span text:style-name="OOoStrongEmphasis">Text</text:span>: zadáme text, který se zobrazí, když nad aktivní oblast přesuneme ukazatel myši.</text:p>
        </text:list-item>
        <text:list-item>
          <text:p text:style-name="OOoList_20_1_20_End"><text:span text:style-name="OOoStrongEmphasis">Rámec:</text:span> kde se otevře cíl hypertextového odkazu: vybíráme z _blank (otevře se v novém okně prohlížeče), _self (otevře se v aktivním okně prohlížeče), _top nebo _parent.</text:p>
        </text:list-item>
      </text:list>
      <table:table table:name="Table27" table:style-name="Table27">
        <table:table-column table:style-name="Table27.A"/>
        <table:table-column table:style-name="Table27.B"/>
        <table:table-row>
          <table:table-cell table:style-name="Table27.A1" office:value-type="string">
            <text:p text:style-name="OOoTip_2f_Note_2f_Caution">Tip</text:p>
          </table:table-cell>
          <table:table-cell table:style-name="Table27.B1" office:value-type="string">
            <text:p text:style-name="OOoTableText">Ve většině případů postačí pro cílový rámec hodnota _self. Pokud to proto není nezbytné, není vhodné používat jiné volby.</text:p>
          </table:table-cell>
        </table:table-row>
      </table:table>
      <text:h text:style-name="OOoHeading_20_1" text:outline-level="1"><text:bookmark-start text:name="__RefHeading__17037_2065861793"/>Použití kreslicích nástrojů balíku LibreOffice<text:bookmark-end text:name="__RefHeading__17037_2065861793"/></text:h>
      <text:p text:style-name="P1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text:p>
      <text:p text:style-name="OOoTextBody">Kresby můžeme umístit přímo na stránku dokumentu, nebo je můžeme vložit do rámce.</text:p>
      <text:p text:style-name="OOoTextBody_5f_ListIntro">Kreslicí nástroje lze také použít ke tvorbě popisků fotografií, snímků obrazovky nebo dalších ilustrací vytvořených v jiných programech, to se však nedoporučuje, protože:</text:p>
      <text:list xml:id="list911483663" text:style-name="OOoBullets_20_1">
        <text:list-item text:start-value="1">
          <text:p text:style-name="OOoList_20_1_20_Start">Obrázky nelze zahrnout do skupiny kreseb, proto se v dokumentu nemusí zachovat jejich zarovnání.</text:p>
        </text:list-item>
        <text:list-item>
          <text:p text:style-name="OOoList_20_1_20_End"><text:soft-page-break/>Jestliže dokument převedeme na jiný formát, například na HTML, kresby a obrázky nezůstanou spojeny a uloží se zvlášť.</text:p>
        </text:list-item>
      </text:list>
      <text:p text:style-name="OOoTextBody">Obecně platí, že pokud potřebujeme vytvořit složitější kresbu, je vhodné použít program LibreOffice Draw, který obsahuje mnohem více možností, například vrstvy, styly atd.</text:p>
      <text:h text:style-name="OOoHeading_20_2" text:outline-level="2"><text:bookmark-start text:name="__RefHeading__7009_2065861793"/>Vytváření kreseb<text:bookmark-end text:name="__RefHeading__7009_2065861793"/></text:h>
      <text:p text:style-name="OOoTextBody">Chceme-li začít používat kreslicí nástroje, zobrazíme nástrojovou lištu Kresba (<text:sequence-ref text:reference-format="category-and-value" text:ref-name="refFigure7">obrázek 8</text:sequence-ref>) tím, že zvolíme <text:span text:style-name="OOoMenuPath">Zobrazení &gt; Nástrojové lišty &gt; Kresba</text:span>.</text:p>
      <text:p text:style-name="OOoTextBody">Pokud se chystáme používat kreslicí nástroje opakovaně, můžeme lištu přesunout v okně na jiné místo, kde se s ní bude lépe pracovat.</text:p>
      <table:table table:name="Table17" table:style-name="Table17">
        <table:table-column table:style-name="Table17.A"/>
        <table:table-column table:style-name="Table17.B"/>
        <table:table-column table:style-name="Table17.A"/>
        <table:table-column table:style-name="Table17.D"/>
        <table:table-column table:style-name="Table17.A"/>
        <table:table-column table:style-name="Table17.F"/>
        <table:table-column table:style-name="Table17.A"/>
        <table:table-column table:style-name="Table17.H"/>
        <table:table-row>
          <table:table-cell table:style-name="Table17.A1" table:number-columns-spanned="8" office:value-type="string">
            <text:p text:style-name="OOoFigure"><draw:frame draw:style-name="fr12" draw:name="graphics24" text:anchor-type="as-char" svg:width="16.99cm" svg:height="1.974cm" draw:z-index="27"><draw:image xlink:href="Pictures/10000000000002B9000000519061215F.png" xlink:type="simple" xlink:show="embed" xlink:actuate="onLoad"/>
       </draw:frame></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OOOTableText_28_CaptionNumber_29_">1</text:p>
          </table:table-cell>
          <table:table-cell table:style-name="Table17.B7" office:value-type="string">
            <text:p text:style-name="P25">Vybrat</text:p>
          </table:table-cell>
          <table:table-cell table:style-name="Table17.C2" office:value-type="float" office:value="6">
            <text:p text:style-name="OOOTableText_28_CaptionNumber_29_">6</text:p>
          </table:table-cell>
          <table:table-cell table:style-name="Table17.D2" office:value-type="string">
            <text:p text:style-name="P25">Text</text:p>
          </table:table-cell>
          <table:table-cell table:style-name="Table17.E2" office:value-type="string">
            <text:p text:style-name="P27">11</text:p>
          </table:table-cell>
          <table:table-cell table:style-name="Table17.F2" office:value-type="string">
            <text:p text:style-name="P25">Tvary symbolů</text:p>
          </table:table-cell>
          <table:table-cell table:style-name="Table17.G2" office:value-type="string">
            <text:p text:style-name="P27"><text:span text:style-name="Strong_20_Emphasis">16</text:span></text:p>
          </table:table-cell>
          <table:table-cell table:style-name="Table17.H2" office:value-type="string">
            <text:p text:style-name="P25">Body</text:p>
          </table:table-cell>
        </table:table-row>
        <table:table-row>
          <table:table-cell table:style-name="Table17.A3" office:value-type="float" office:value="2">
            <text:p text:style-name="OOOTableText_28_CaptionNumber_29_">2</text:p>
          </table:table-cell>
          <table:table-cell table:style-name="Table17.B7" office:value-type="string">
            <text:p text:style-name="P25">Čára</text:p>
          </table:table-cell>
          <table:table-cell table:style-name="Table17.C3" office:value-type="string">
            <text:p text:style-name="P28">7</text:p>
          </table:table-cell>
          <table:table-cell table:style-name="Table17.D3" office:value-type="string">
            <text:p text:style-name="P26">Křivka</text:p>
          </table:table-cell>
          <table:table-cell table:style-name="Table17.E3" office:value-type="string">
            <text:p text:style-name="P28">12</text:p>
          </table:table-cell>
          <table:table-cell table:style-name="Table17.F3" office:value-type="string">
            <text:p text:style-name="P25">Blokové šipky</text:p>
          </table:table-cell>
          <table:table-cell table:style-name="Table17.G3" office:value-type="string">
            <text:p text:style-name="P28">17</text:p>
          </table:table-cell>
          <table:table-cell table:style-name="Table17.H3" office:value-type="string">
            <text:p text:style-name="P26">Záchytné body</text:p>
          </table:table-cell>
        </table:table-row>
        <table:table-row>
          <table:table-cell table:style-name="Table17.A4" office:value-type="float" office:value="3">
            <text:p text:style-name="OOOTableText_28_CaptionNumber_29_">3</text:p>
          </table:table-cell>
          <table:table-cell table:style-name="Table17.B7" office:value-type="string">
            <text:p text:style-name="P26">Čára končí šipkou</text:p>
          </table:table-cell>
          <table:table-cell table:style-name="Table17.C4" office:value-type="string">
            <text:p text:style-name="P28">8</text:p>
          </table:table-cell>
          <table:table-cell table:style-name="Table17.D4" office:value-type="string">
            <text:p text:style-name="P26">Spojnice</text:p>
          </table:table-cell>
          <table:table-cell table:style-name="Table17.E4" office:value-type="string">
            <text:p text:style-name="P28">13</text:p>
          </table:table-cell>
          <table:table-cell table:style-name="Table17.F4" office:value-type="string">
            <text:p text:style-name="P25">Vývojové diagramy</text:p>
          </table:table-cell>
          <table:table-cell table:style-name="Table17.G4" office:value-type="string">
            <text:p text:style-name="P28">18</text:p>
          </table:table-cell>
          <table:table-cell table:style-name="Table17.H4" office:value-type="string">
            <text:p text:style-name="P25">Galerie písmomalby</text:p>
          </table:table-cell>
        </table:table-row>
        <table:table-row>
          <table:table-cell table:style-name="Table17.A5" office:value-type="float" office:value="4">
            <text:p text:style-name="OOOTableText_28_CaptionNumber_29_">4</text:p>
          </table:table-cell>
          <table:table-cell table:style-name="Table17.B7" office:value-type="string">
            <text:p text:style-name="P26">Obdélník</text:p>
          </table:table-cell>
          <table:table-cell table:style-name="Table17.C5" office:value-type="string">
            <text:p text:style-name="P28">9</text:p>
          </table:table-cell>
          <table:table-cell table:style-name="Table17.D5" office:value-type="string">
            <text:p text:style-name="P26">Čáry a šipky</text:p>
          </table:table-cell>
          <table:table-cell table:style-name="Table17.E5" office:value-type="string">
            <text:p text:style-name="P28">14</text:p>
          </table:table-cell>
          <table:table-cell table:style-name="Table17.F5" office:value-type="string">
            <text:p text:style-name="P25">Bubliny</text:p>
          </table:table-cell>
          <table:table-cell table:style-name="Table17.G5" office:value-type="string">
            <text:p text:style-name="P28">19</text:p>
          </table:table-cell>
          <table:table-cell table:style-name="Table17.H5" office:value-type="string">
            <text:p text:style-name="P25">Ze souboru</text:p>
          </table:table-cell>
        </table:table-row>
        <table:table-row>
          <table:table-cell table:style-name="Table17.A7" office:value-type="string">
            <text:p text:style-name="P28">5</text:p>
          </table:table-cell>
          <table:table-cell table:style-name="Table17.B7" office:value-type="string">
            <text:p text:style-name="P25">Elipsa</text:p>
          </table:table-cell>
          <table:table-cell table:style-name="Table17.C6" office:value-type="string">
            <text:p text:style-name="P28">10</text:p>
          </table:table-cell>
          <table:table-cell table:style-name="Table17.D6" office:value-type="string">
            <text:p text:style-name="P57">Základní tvary</text:p>
          </table:table-cell>
          <table:table-cell table:style-name="Table17.E7" office:value-type="string">
            <text:p text:style-name="P28">15</text:p>
          </table:table-cell>
          <table:table-cell table:style-name="Table17.F6" office:value-type="string">
            <text:p text:style-name="P25">Hvězdy</text:p>
          </table:table-cell>
          <table:table-cell table:style-name="Table17.G7" office:value-type="string">
            <text:p text:style-name="P28">20</text:p>
          </table:table-cell>
          <table:table-cell table:style-name="Table17.H6" office:value-type="string">
            <text:p text:style-name="P26">Galerie</text:p>
          </table:table-cell>
        </table:table-row>
        <table:table-row>
          <table:table-cell table:style-name="Table17.A7" office:value-type="string">
            <text:p text:style-name="P27"/>
          </table:table-cell>
          <table:table-cell table:style-name="Table17.B7" office:value-type="string">
            <text:p text:style-name="P25"/>
          </table:table-cell>
          <table:table-cell table:style-name="Table17.C7" office:value-type="string">
            <text:p text:style-name="P27"/>
          </table:table-cell>
          <table:table-cell table:style-name="Table17.D7" office:value-type="string">
            <text:p text:style-name="P56"/>
          </table:table-cell>
          <table:table-cell table:style-name="Table17.E7" office:value-type="string">
            <text:p text:style-name="P27"/>
          </table:table-cell>
          <table:table-cell table:style-name="Table17.F7" office:value-type="string">
            <text:p text:style-name="P25"/>
          </table:table-cell>
          <table:table-cell table:style-name="Table17.G7" office:value-type="string">
            <text:p text:style-name="P28">21</text:p>
          </table:table-cell>
          <table:table-cell table:style-name="Table17.H7" office:value-type="string">
            <text:p text:style-name="P25">Plastičnost zap/vyp</text:p>
          </table:table-cell>
        </table:table-row>
        <table:table-row>
          <table:table-cell table:style-name="Table17.A8" table:number-columns-spanned="8" office:value-type="string">
            <text:p text:style-name="P38">Obrázek <text:sequence text:ref-name="refFigure7" text:name="Figure" text:formula="ooow:Figure+1" style:num-format="1">8</text:sequence>: Nástrojová lišta Kresba</text:p>
          </table:table-cell>
          <table:covered-table-cell/>
          <table:covered-table-cell/>
          <table:covered-table-cell/>
          <table:covered-table-cell/>
          <table:covered-table-cell/>
          <table:covered-table-cell/>
          <table:covered-table-cell/>
        </table:table-row>
      </table:table>
      <text:p text:style-name="OOoTextBody_5f_ListIntro">Chceme-li použít kreslicí nástroj:</text:p>
      <text:list xml:id="list1449131074" text:style-name="OOoNum_20_123">
        <text:list-item text:start-value="1">
          <text:p text:style-name="P89">Klepneme v dokumentu na místo, ke kterému chceme kresbu ukotvit. V případě potřeby můžeme ukotvení později změnit.</text:p>
        </text:list-item>
        <text:list-item>
          <text:p text:style-name="OOoNum_20_123_20_Cont.">Zvolíme nástroj z <text:alphabetical-index-mark text:string-value="nástrojová lišta kresba"/>nástrojové lišty Kresba (<text:sequence-ref text:reference-format="category-and-value" text:ref-name="refFigure7">obrázek 8</text:sequence-ref>). Ukazatel myši se změní na křížek, ukazatel kreslicích nástrojů <draw:frame draw:style-name="fr12" draw:name="graphics16" text:anchor-type="as-char" svg:width="0.767cm" svg:height="0.714cm" draw:z-index="28"><draw:image xlink:href="Pictures/100000000000001D0000001B8DC2AE66.png" xlink:type="simple" xlink:show="embed" xlink:actuate="onLoad"/> </draw:frame>.</text:p>
        </text:list-item>
        <text:list-item>
          <text:p text:style-name="OOoNum_20_123_20_Cont.">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OOoNum_20_123_20_Cont.">Chceme-li vybranou kreslicí funkci zrušit, stiskneme klávesu <text:span text:style-name="OOoKeystroke">Esc</text:span> nebo klepneme na ikonu <text:span text:style-name="OOoMenuPath">Vybrat</text:span> (šipka) na nástrojové liště Kresba.</text:p>
        </text:list-item>
        <text:list-item>
          <text:p text:style-name="OOoNum_20_123_20_End">Nyní můžeme změnit vlastnosti kresby (barva výplně, druh a tloušťka čáry, ukotvení apod.), a to buď pomocí <text:alphabetical-index-mark text:string-value="Nástrojová lišta Vlastnosti kresby"/>nástrojové lišty Vlastnosti kresby&lt;ie1/&gt; (<text:sequence-ref text:reference-format="category-and-value" text:ref-name="refFigure8">obrázek 9</text:sequence-ref>), nebo pomocí voleb a dialogových oken přístupných po klepnutí pravým tlačítkem na kresbu.</text:p>
        </text:list-item>
      </text:list>
      <text:h text:style-name="OOoHeading_20_2" text:outline-level="2"><text:bookmark-start text:name="__RefHeading__7011_2065861793"/>Nastavení nebo <text:alphabetical-index-mark text:string-value="vlastnosti" text:key1="kresby"/>změna vlastností kreseb<text:bookmark-end text:name="__RefHeading__7011_2065861793"/></text:h>
      <text:p text:style-name="OOoTextBody_5f_ListIntro">Chceme-li nastavit vlastnosti kresby před tím, než ji nakreslíme:</text:p>
      <text:list xml:id="list56079655" text:style-name="OOoNum_20_123">
        <text:list-item text:start-value="1">
          <text:p text:style-name="OOoNum_20_123_20_Start">Na nástrojové liště Kresba (<text:sequence-ref text:reference-format="category-and-value" text:ref-name="refFigure7">obrázek 8</text:sequence-ref>) klepneme na nástroj <text:span text:style-name="OOoMenuPath">Vybrat</text:span>.</text:p>
        </text:list-item>
        <text:list-item>
          <text:p text:style-name="OOoNum_20_123_20_Cont.">Na nástrojové liště Vlastnosti kresby (<text:sequence-ref text:reference-format="category-and-value" text:ref-name="refFigure8">obrázek 9</text:sequence-ref>) klepneme na ikonu příslušné vlastnosti a vybereme hodnotu, kterou chceme nastavit.</text:p>
        </text:list-item>
        <text:list-item>
          <text:p text:style-name="OOoNum_20_123_20_End">Dialogová okna umožňující podrobnější nastavení zobrazíme tím, že na této nástrojové liště klepneme na ikony <text:span text:style-name="OOoMenuPath">Oblast</text:span> nebo <text:span text:style-name="OOoMenuPath">Čára</text:span>.</text:p>
        </text:list-item>
      </text:list>
      <table:table table:name="Table18" table:style-name="Table18">
        <table:table-column table:style-name="Table18.A"/>
        <table:table-column table:style-name="Table18.B"/>
        <table:table-column table:style-name="Table18.A"/>
        <table:table-column table:style-name="Table18.D"/>
        <table:table-column table:style-name="Table18.A"/>
        <table:table-column table:style-name="Table18.F"/>
        <table:table-column table:style-name="Table18.A"/>
        <table:table-column table:style-name="Table18.H"/>
        <text:soft-page-break/>
        <table:table-row>
          <table:table-cell table:style-name="Table18.A1" table:number-columns-spanned="8" office:value-type="string">
            <text:p text:style-name="OOoFigure"><draw:frame draw:style-name="fr13" draw:name="Image7" text:anchor-type="as-char" svg:width="16.819cm" svg:height="1.334cm" draw:z-index="29"><draw:image xlink:href="Pictures/10000201000002CE0000003947B0D5BE.png" xlink:type="simple" xlink:show="embed" xlink:actuate="onLoad"/>
       </draw:frame></text:p>
          </table:table-cell>
          <table:covered-table-cell/>
          <table:covered-table-cell/>
          <table:covered-table-cell/>
          <table:covered-table-cell/>
          <table:covered-table-cell/>
          <table:covered-table-cell/>
          <table:covered-table-cell/>
        </table:table-row>
        <table:table-row table:style-name="Table18.2">
          <table:table-cell table:style-name="Table18.A2" office:value-type="float" office:value="1">
            <text:p text:style-name="OOOTableText_28_CaptionNumber_29_">1</text:p>
          </table:table-cell>
          <table:table-cell table:style-name="Table18.A1" office:value-type="string">
            <text:p text:style-name="P31">Styly a formátování</text:p>
          </table:table-cell>
          <table:table-cell table:style-name="Table18.A1" office:value-type="string">
            <text:p text:style-name="P29">4</text:p>
          </table:table-cell>
          <table:table-cell table:style-name="Table18.A1" office:value-type="string">
            <text:p text:style-name="OOoTableText_28_Caption_29_">Styl čáry</text:p>
          </table:table-cell>
          <table:table-cell table:style-name="Table18.A1" office:value-type="string">
            <text:p text:style-name="P29">7</text:p>
          </table:table-cell>
          <table:table-cell table:style-name="Table18.A1" office:value-type="string">
            <text:p text:style-name="P32">Oblast</text:p>
          </table:table-cell>
          <table:table-cell table:style-name="Table18.A1" office:value-type="string">
            <text:p text:style-name="P29">10</text:p>
          </table:table-cell>
          <table:table-cell table:style-name="Table18.A1" office:value-type="string">
            <text:p text:style-name="P32">Efekty</text:p>
          </table:table-cell>
        </table:table-row>
        <table:table-row>
          <table:table-cell table:style-name="Table18.A2" office:value-type="float" office:value="2">
            <text:p text:style-name="OOOTableText_28_CaptionNumber_29_">2</text:p>
          </table:table-cell>
          <table:table-cell table:style-name="Table18.A1" office:value-type="string">
            <text:p text:style-name="P31">Čára</text:p>
          </table:table-cell>
          <table:table-cell table:style-name="Table18.A1" office:value-type="string">
            <text:p text:style-name="P29">5</text:p>
          </table:table-cell>
          <table:table-cell table:style-name="Table18.A1" office:value-type="string">
            <text:p text:style-name="P31">Šířka čáry</text:p>
          </table:table-cell>
          <table:table-cell table:style-name="Table18.A1" office:value-type="string">
            <text:p text:style-name="P29">8</text:p>
          </table:table-cell>
          <table:table-cell table:style-name="Table18.A1" office:value-type="string">
            <text:p text:style-name="P32">Styl / výplň oblasti</text:p>
          </table:table-cell>
          <table:table-cell table:style-name="Table18.A1" office:value-type="string">
            <text:p text:style-name="P29">11</text:p>
          </table:table-cell>
          <table:table-cell table:style-name="Table18.A1" office:value-type="string">
            <text:p text:style-name="OOoTableText_28_Caption_29_">Zarovnání</text:p>
          </table:table-cell>
        </table:table-row>
        <table:table-row>
          <table:table-cell table:style-name="Table18.A2" office:value-type="float" office:value="3">
            <text:p text:style-name="OOOTableText_28_CaptionNumber_29_">3</text:p>
          </table:table-cell>
          <table:table-cell table:style-name="Table18.A1" office:value-type="string">
            <text:p text:style-name="OOoTableText_28_Caption_29_">Styl šipky</text:p>
          </table:table-cell>
          <table:table-cell table:style-name="Table18.A1" office:value-type="string">
            <text:p text:style-name="P29">6</text:p>
          </table:table-cell>
          <table:table-cell table:style-name="Table18.A1" office:value-type="string">
            <text:p text:style-name="P31">Barva čáry</text:p>
          </table:table-cell>
          <table:table-cell table:style-name="Table18.A1" office:value-type="string">
            <text:p text:style-name="P29">9</text:p>
          </table:table-cell>
          <table:table-cell table:style-name="Table18.A1" office:value-type="string">
            <text:p text:style-name="P32">Stín</text:p>
          </table:table-cell>
          <table:table-cell table:style-name="Table18.A1" office:value-type="string">
            <text:p text:style-name="P30">12</text:p>
          </table:table-cell>
          <table:table-cell table:style-name="Table18.A1" office:value-type="string">
            <text:p text:style-name="P32">Uspořádat</text:p>
          </table:table-cell>
        </table:table-row>
        <table:table-row table:style-name="Table18.5">
          <table:table-cell table:style-name="Table18.A1" table:number-columns-spanned="8" office:value-type="string">
            <text:p text:style-name="P34">Obrázek <text:sequence text:ref-name="refFigure8" text:name="Figure" text:formula="ooow:Figure+1" style:num-format="1">9</text:sequence>: Nástrojová lišta Vlastnosti kresby</text:p>
          </table:table-cell>
          <table:covered-table-cell/>
          <table:covered-table-cell/>
          <table:covered-table-cell/>
          <table:covered-table-cell/>
          <table:covered-table-cell/>
          <table:covered-table-cell/>
          <table:covered-table-cell/>
        </table:table-row>
      </table:table>
      <text:p text:style-name="P22">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OOoTextBody_5f_ListIntro">Chceme-li změnit vlastnosti stávající kresby:</text:p>
      <text:list xml:id="list199900244" text:style-name="OOoNum_20_123">
        <text:list-item text:start-value="1">
          <text:p text:style-name="OOoNum_20_123_20_Start">Vybereme objekt.</text:p>
        </text:list-item>
        <text:list-item>
          <text:p text:style-name="OOoNum_20_123_20_End">Pokračujeme způsobem popsaným výše.</text:p>
        </text:list-item>
      </text:list>
      <text:p text:style-name="OOoTextBody_5f_ListIntro">U kresby můžeme určit také umístění a velikost, otočení, zkosení a poloměr rohu:</text:p>
      <text:list xml:id="list1864282559" text:style-name="OOoNum_20_123">
        <text:list-item text:start-value="1">
          <text:p text:style-name="OOoNum_20_123_20_Start">Klepneme na kresbu pravým tlačítkem a zvolíme <text:span text:style-name="OOoMenuPath">Umístění a velikost</text:span> v místní nabídce. Zobrazí se dialogové okno Umístění a velikost.</text:p>
        </text:list-item>
        <text:list-item>
          <text:p text:style-name="OOoNum_20_123_20_End">Zvolíme požadované vlastnosti.</text:p>
        </text:list-item>
      </text:list>
      <text:h text:style-name="OOoHeading_20_2" text:outline-level="2"><text:bookmark-start text:name="__RefHeading__7013_2065861793"/>Změna velikosti kreseb<text:bookmark-end text:name="__RefHeading__7013_2065861793"/></text:h>
      <text:p text:style-name="OOoTextBody">Velikost kresby změníme obdobně jako u obrázku. Vybereme objekt, klepneme na jeden z osmi úchytů po obvodu a přetáhneme jej na nové místo. Chceme-li při změně velikost zachovat poměr stran, vybereme jeden z úchytů na vrcholech, a když úchyt přetahujeme na nové místo, podržíme klávesu <text:span text:style-name="OOoKeystroke">Shift</text:span>.</text:p>
      <text:p text:style-name="OOoTextBody">Pokud potřebujeme nastavit velikost objektu podrobněji, zvolíme <text:span text:style-name="OOoMenuPath">Formát &gt; Objekt &gt; Umístění a velikost</text:span> v hlavní nabídce. V dialogovém okně Umístění a velikost nastavíme zvlášť šířku a výšku. Je-li vybrána možnost <text:span text:style-name="OOoMenuPath">Zachovat poměr</text:span>, oba rozměry se změní tak, že se zachová poměr stran.</text:p>
      <text:h text:style-name="OOoHeading_20_2" text:outline-level="2"><text:bookmark-start text:name="__RefHeading__7015_2065861793"/><text:alphabetical-index-mark text:string-value="seskupování" text:key1="kresby"/>Seskupování kreseb<text:bookmark-end text:name="__RefHeading__7015_2065861793"/></text:h>
      <text:p text:style-name="OOoTextBody_5f_ListIntro">Chceme-li seskupit kresby:</text:p>
      <text:list xml:id="list74651667811314" text:continue-list="list1864282559" text:style-name="OOoNum_20_123">
        <text:list-item text:start-value="1">
          <text:p text:style-name="OOoNum_20_123_20_Start">Vybereme jeden objekt, poté podržíme klávesu <text:span text:style-name="OOoEmphasis">Shift</text:span> a vybereme další, které chceme do skupiny zahrnout. Rámeček vymezený úchyty se zvětší, aby obsáhl všechny vybrané objekty.</text:p>
        </text:list-item>
        <text:list-item>
          <text:p text:style-name="OOoNum_20_123_20_End">S takto vybranými objekty přesuneme ukazatel myši na jeden z objektů a zvolíme <text:span text:style-name="OOoMenuPath">Formát &gt; Seskupit &gt; Seskupit</text:span> v hlavní nabídce nebo klepneme pravým tlačítkem a zvolíme <text:span text:style-name="OOoMenuPath">Seskupit &gt; Seskupit</text:span> v místní nabídce.</text:p>
        </text:list-item>
      </text:list>
      <table:table table:name="Table23" table:style-name="Table23">
        <table:table-column table:style-name="Table23.A"/>
        <table:table-column table:style-name="Table23.B"/>
        <table:table-row>
          <table:table-cell table:style-name="Table23.A1" office:value-type="string">
            <text:p text:style-name="OOoTip_2f_Note_2f_Caution">Poznámka</text:p>
          </table:table-cell>
          <table:table-cell table:style-name="Table23.B1" office:value-type="string">
            <text:p text:style-name="OOoTableText">Do skupiny kreseb nelze zahrnout obrázek, ať už vložený nebo jako odkaz.</text:p>
          </table:table-cell>
        </table:table-row>
      </table:table>
      <text:h text:style-name="OOoHeading_20_1" text:outline-level="1"><text:bookmark-start text:name="__RefHeading__17039_2065861793"/><text:soft-page-break/>Použití písmomalby<text:bookmark-end text:name="__RefHeading__17039_2065861793"/></text:h>
      <text:p text:style-name="P17">Písmomalba umožňuje vytvářet grafické textové objekty, které dokument činí atraktivnějším. Máme na výběr z velkého množství různých nastavení těchto textových objektů (čára, oblast, umístění, velikost a další).</text:p>
      <text:p text:style-name="OOoTextBody">Písmomalba je k dispozici v každé součásti balíku LibreOffice, nicméně ve způsobu, jakými ji každá součást zobrazuje, jsou drobné rozdíly.</text:p>
      <text:h text:style-name="P86" text:outline-level="2"><text:bookmark-start text:name="__RefHeading__13215_2065861793"/>Nástrojové lišty Písmomalba<text:alphabetical-index-mark text:string-value="nástrojová lišta" text:key1="písmomalba"/><text:alphabetical-index-mark text:string-value="písmomalba" text:key1="nástrojové lišty"/><text:bookmark-end text:name="__RefHeading__13215_2065861793"/></text:h>
      <text:p text:style-name="P23">Objekty písmomalby můžeme vytvářet a upravovat pomocí dvou různých nástrojových lišt:</text:p>
      <text:p text:style-name="OOoTextBody">Zvolíme buď <text:span text:style-name="OOoMenuPath">Zobrazit &gt; Nástrojové lišty &gt; Písmomalba</text:span>, nebo <text:span text:style-name="OOoMenuPath">Zobrazit &gt; Nástrojové lišty &gt; Kresba</text:span>.</text:p>
      <text:p text:style-name="P52"><draw:frame draw:style-name="fr2" draw:name="Frame4" text:anchor-type="as-char" svg:width="7.26cm" draw:z-index="31">
     <draw:text-box fo:min-height="2.043cm">
      <text:p text:style-name="P39"><draw:frame draw:style-name="fr13" draw:name="Image8" text:anchor-type="as-char" svg:width="5.858cm" svg:height="1.554cm" draw:z-index="32"><draw:image xlink:href="Pictures/10000201000000CE00000037D250931E.png" xlink:type="simple" xlink:show="embed" xlink:actuate="onLoad"/>
       </draw:frame></text:p>
      <text:p text:style-name="P39">Obrázek <text:sequence text:ref-name="refFigure9" text:name="Figure" text:formula="ooow:Figure+1" style:num-format="1">10</text:sequence>: Plovoucí nástrojová lišta Písmomalba</text:p>
     </draw:text-box>
    </draw:frame></text:p>
      <text:p text:style-name="OOoTextBody">Pokud klepneme na stávající objekt písmomalby, nástrojová lišta Formátování se změní a zobrazí se na ní možnosti písmomalby, jak ukazuje <text:sequence-ref text:reference-format="category-and-value" text:ref-name="refFigure14">obrázek 15</text:sequence-ref>. Jaké prvky lišta obsahuje, závisí na tom, v které součásti balíku LibreOffice ji používáme.</text:p>
      <text:h text:style-name="P87" text:outline-level="2"><text:bookmark-start text:name="__RefHeading__13217_2065861793"/><text:alphabetical-index-mark text:string-value="vytváření objektu" text:key1="písmomalba"/>Vytváření objektů písmomalby<text:bookmark-end text:name="__RefHeading__13217_2065861793"/></text:h>
      <text:list xml:id="list1362941795" text:style-name="OOoNum_20_123">
        <text:list-item text:start-value="1">
          <text:p text:style-name="OOoNum_20_123_20_Start">Na zvolené nástrojové liště klepneme na ikonu Galerie písmomalby <draw:frame draw:style-name="fr14" draw:name="graphics2" text:anchor-type="as-char" svg:width="0.651cm" svg:height="0.651cm" draw:z-index="33"><draw:image xlink:href="Pictures/1000000000000020000000203A2DBB49.png" xlink:type="simple" xlink:show="embed" xlink:actuate="onLoad"/> </draw:frame>.</text:p>
        </text:list-item>
        <text:list-item>
          <text:p text:style-name="P80">V Galerii <text:alphabetical-index-mark text:string-value="galerie" text:key1="písmomalba"/>písmomalby (<text:span text:style-name="T11"><text:sequence-ref text:reference-format="category-and-value" text:ref-name="refFigure10">obrázek 11</text:sequence-ref></text:span>) vybereme styl písmomalby a poté klepneme na <text:span text:style-name="OOoStrongEmphasis">OK</text:span>. Objekt písmomalby se zobrazí v dokumentu. Povšimněme si barevných čtverečků podél okrajů (značí, že je objekt vybrán) a žluté tečky; jejich význam je vysvětlen v části „<text:reference-ref text:reference-format="text" text:ref-name="Moving and resizing Fontwork objects">Přesouvání a změna velikosti objektů písmomalby</text:reference-ref>“ na stránce <text:reference-ref text:reference-format="page" text:ref-name="Moving and resizing Fontwork objects">19</text:reference-ref>.</text:p>
        </text:list-item>
      </text:list>
      <text:p text:style-name="OOoFigure"><draw:frame draw:style-name="fr3" draw:name="Frame5" text:anchor-type="as-char" svg:width="14cm" draw:z-index="34">
     <draw:text-box fo:min-height="10.707cm">
      <text:p text:style-name="P44"><draw:frame draw:style-name="fr13" draw:name="Image9" text:anchor-type="as-char" svg:width="14cm" svg:height="9.7cm" draw:z-index="35"><draw:image xlink:href="Pictures/10000201000002A2000001D30BC65916.png" xlink:type="simple" xlink:show="embed" xlink:actuate="onLoad"/>
       </draw:frame></text:p>
      <text:p text:style-name="P44">Obrázek <text:sequence text:ref-name="refFigure10" text:name="Figure" text:formula="ooow:Figure+1" style:num-format="1">11</text:sequence>: Galerie písmomalby</text:p>
     </draw:text-box>
    </draw:frame></text:p>
      <text:list xml:id="list74652811169928" text:continue-numbering="true" text:style-name="OOoNum_20_123">
        <text:list-item>
          <text:p text:style-name="P78"><text:soft-page-break/>Poklepeme na objekt a upravím text písmomalby (<text:sequence-ref text:reference-format="category-and-value" text:ref-name="refFigure11">obrázek 12</text:sequence-ref>). Vybereme text a černý nápis <text:span text:style-name="OOoEmphasis">Fontwork</text:span>, který se zobrazuje přes objekt, nahradíme vlastním textem.</text:p>
        </text:list-item>
        <text:list-item>
          <text:p text:style-name="P91">Klepneme kamkoliv na volné místo nebo stiskneme <text:span text:style-name="OOoKeystroke">Esc</text:span>, čímž změny použijeme.</text:p>
        </text:list-item>
      </text:list>
      <text:p text:style-name="OOoFigure"><draw:frame draw:style-name="fr4" draw:name="Frame8" text:anchor-type="as-char" svg:width="6.687cm" draw:z-index="36">
     <draw:text-box fo:min-height="4.489cm">
      <text:p text:style-name="OOoFigureCaption"><draw:frame draw:style-name="fr12" draw:name="graphics6" text:anchor-type="as-char" svg:width="6.687cm" svg:height="3.891cm" draw:z-index="37"><draw:image xlink:href="Pictures/1000020100000156000000C76D67FD2E.png" xlink:type="simple" xlink:show="embed" xlink:actuate="onLoad"/>
       </draw:frame></text:p>
      <text:p text:style-name="OOoFigureCaption">Obrázek <text:sequence text:ref-name="refFigure11" text:name="Figure" text:formula="ooow:Figure+1" style:num-format="1">12</text:sequence>: Úprava textu písmomalby</text:p>
     </draw:text-box>
    </draw:frame></text:p>
      <text:h text:style-name="OOoHeading_20_2" text:outline-level="2"><text:bookmark-start text:name="__RefHeading__13219_2065861793"/><text:alphabetical-index-mark text:string-value="úprava objektu" text:key1="písmomalba"/>Úprava objektů písmomalby<text:bookmark-end text:name="__RefHeading__13219_2065861793"/></text:h>
      <text:p text:style-name="OOoTextBody">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OOoHeading_20_3" text:outline-level="3"><text:bookmark-start text:name="__RefHeading__13221_2065861793"/>Použití <text:alphabetical-index-mark text:string-value="nástrojová lišta" text:key1="písmomalba"/>nástrojové lišty Písmomalba<text:bookmark-end text:name="__RefHeading__13221_2065861793"/></text:h>
      <text:p text:style-name="OOoTextBody">Zkontrolujeme, zda je zobrazena nástrojová lišta Písmomalba, kterou ukazuje <text:sequence-ref text:reference-format="category-and-value" text:ref-name="refFigure9">obrázek 10</text:sequence-ref>. Pokud není, zvolíme <text:span text:style-name="OOoMenuPath">Zobrazit &gt; Nástrojové lišty &gt; Písmomalba</text:span>. Za účelem úpravy objektů písmomalby klepneme na některou z ikon:</text:p>
      <table:table table:name="Table2" table:style-name="Table2">
        <table:table-column table:style-name="Table2.A"/>
        <table:table-column table:style-name="Table2.B"/>
        <table:table-column table:style-name="Table2.C"/>
        <table:table-row>
          <table:table-cell table:style-name="Table2.A1" office:value-type="string">
            <text:p text:style-name="P47"><draw:frame draw:style-name="fr15" draw:name="graphics271" text:anchor-type="as-char" svg:width="1.335cm" svg:height="0.889cm" draw:z-index="38"><draw:image xlink:href="Pictures/1000020100000024000000185646FA6C.png" xlink:type="simple" xlink:show="embed" xlink:actuate="onLoad"/>
       </draw:frame></text:p>
          </table:table-cell>
          <table:table-cell table:style-name="Table2.A1" office:value-type="string">
            <text:p text:style-name="OOoTextBody">Tvar písmomalby: Upraví tvar vybraného objektu. Můžeme zvolit z palety tvarů.</text:p>
          </table:table-cell>
          <table:table-cell table:style-name="Table2.A1" office:value-type="string">
            <text:p text:style-name="P11"><draw:frame draw:style-name="fr5" draw:name="Frame7" text:anchor-type="as-char" svg:width="5.024cm" draw:z-index="39">
        <draw:text-box fo:min-height="6.962cm">
         <text:p text:style-name="OOoFigure"><draw:frame draw:style-name="fr12" draw:name="graphics7" text:anchor-type="as-char" svg:width="4.766cm" svg:height="5.858cm" draw:z-index="40"><draw:image xlink:href="Pictures/10000000000000C0000000EC08E8581A.png" xlink:type="simple" xlink:show="embed" xlink:actuate="onLoad"/>
          </draw:frame></text:p>
         <text:p text:style-name="OOoFigureCaption">Obrázek <text:sequence text:ref-name="refFigure12" text:name="Figure" text:formula="ooow:Figure+1" style:num-format="1">13</text:sequence>: Nástrojová lišta Písmomalba se zobrazenou paletou tvarů</text:p>
        </draw:text-box>
       </draw:frame></text:p>
          </table:table-cell>
        </table:table-row>
      </table:table>
      <table:table table:name="Table4" table:style-name="Table4">
        <table:table-column table:style-name="Table4.A"/>
        <table:table-column table:style-name="Table4.B"/>
        <table:table-row table:style-name="Table4.1">
          <table:table-cell office:value-type="string">
            <text:p text:style-name="P47"><draw:frame draw:style-name="fr16" draw:name="graphics8" text:anchor-type="as-char" svg:width="1.169cm" svg:height="1.169cm" draw:z-index="41"><draw:image xlink:href="Pictures/100000000000002000000020AC02EA46.png" xlink:type="simple" xlink:show="embed" xlink:actuate="onLoad"/>
       </draw:frame></text:p>
          </table:table-cell>
          <table:table-cell office:value-type="string">
            <text:p text:style-name="OOoTextBody"><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OOoFigure"><draw:frame draw:style-name="fr4" draw:name="Frame6" text:anchor-type="as-char" svg:width="10.135cm" draw:z-index="42">
     <draw:text-box fo:min-height="3.214cm">
      <text:p text:style-name="OOoFigureCaption"><draw:frame draw:style-name="fr13" draw:name="graphics9" text:anchor-type="as-char" svg:width="9.393cm" svg:height="2.6cm" draw:z-index="43"><draw:image xlink:href="Pictures/100000000000019C000000863F1BE7AF.png" xlink:type="simple" xlink:show="embed" xlink:actuate="onLoad"/>
       </draw:frame></text:p>
      <text:p text:style-name="OOoFigureCaption">Obrázek <text:sequence text:ref-name="refFigure13" text:name="Figure" text:formula="ooow:Figure+1" style:num-format="1">14</text:sequence>: Vlevo: běžná písmena; vpravo: stejná výška písmen</text:p>
     </draw:text-box>
    </draw:frame></text:p>
      <table:table table:name="Table5" table:style-name="Table5">
        <table:table-column table:style-name="Table5.A"/>
        <table:table-column table:style-name="Table5.B"/>
        <table:table-column table:style-name="Table5.C"/>
        <text:soft-page-break/>
        <table:table-row>
          <table:table-cell table:style-name="Table5.A1" office:value-type="string">
            <text:p text:style-name="P47"><draw:frame draw:style-name="fr17" draw:name="graphics12" text:anchor-type="as-char" svg:width="0.847cm" svg:height="0.847cm" draw:z-index="19"><draw:image xlink:href="Pictures/100000000000002000000020D3A4748E.png" xlink:type="simple" xlink:show="embed" xlink:actuate="onLoad"/>
       </draw:frame></text:p>
          </table:table-cell>
          <table:table-cell table:style-name="Table5.A1" office:value-type="string">
            <text:p text:style-name="OOoTextBody"><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5.A1" office:value-type="string">
            <text:p text:style-name="P19"><draw:frame draw:style-name="fr13" draw:name="Image11" text:anchor-type="as-char" svg:width="3.581cm" svg:height="3.69cm" draw:z-index="20"><draw:image xlink:href="Pictures/100002010000008200000086F2388F47.png" xlink:type="simple" xlink:show="embed" xlink:actuate="onLoad"/>
       </draw:frame></text:p>
          </table:table-cell>
        </table:table-row>
      </table:table>
      <table:table table:name="Table6" table:style-name="Table6">
        <table:table-column table:style-name="Table6.A"/>
        <table:table-column table:style-name="Table6.B"/>
        <table:table-column table:style-name="Table6.C"/>
        <table:table-row>
          <table:table-cell table:style-name="Table6.A1" office:value-type="string">
            <text:p text:style-name="P47"><draw:frame draw:style-name="fr18" draw:name="Image10" text:anchor-type="as-char" svg:width="1.083cm" svg:height="0.891cm" draw:z-index="23"><draw:image xlink:href="Pictures/100002010000002B0000001FBAF4C316.png" xlink:type="simple" xlink:show="embed" xlink:actuate="onLoad"/>
       </draw:frame></text:p>
          </table:table-cell>
          <table:table-cell table:style-name="Table6.A1" office:value-type="string">
            <text:p text:style-name="OOoTextBody"><text:alphabetical-index-mark text:string-value="vlastnosti" text:key1="písmomalba"/><text:alphabetical-index-mark text:string-value="rozestup znaků" text:key1="písmomalba"/>Rozestup znaků písmomalby: Změní rozestup znaků a kerning objektu. Vybereme z voleb rozbalovacího seznamu.</text:p>
          </table:table-cell>
          <table:table-cell table:style-name="Table6.A1" office:value-type="string">
            <text:p text:style-name="P11"><draw:frame draw:style-name="fr12" draw:name="Image12" text:anchor-type="as-char" svg:width="4.604cm" svg:height="4.353cm" draw:z-index="30"><draw:image xlink:href="Pictures/10000201000000B9000000AF90E852BA.png" xlink:type="simple" xlink:show="embed" xlink:actuate="onLoad"/>
       </draw:frame></text:p>
          </table:table-cell>
        </table:table-row>
      </table:table>
      <text:h text:style-name="OOoHeading_20_3"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17">Pokročíme dále a přizpůsobíme několik dalších vlastností objektů písmomalby.</text:p>
      <text:p text:style-name="OOoTextBody">Klepneme na objekt písmomalby. Nástrojová lišta Formátování se změní a zobrazí se na ní možnosti úpravy objektu. (Nástrojová lišta, kterou ukazuje <text:span text:style-name="T6"><text:sequence-ref text:reference-format="category-and-value" text:ref-name="refFigure14">obrázek 15</text:sequence-ref></text:span>, se zobrazí, když použijeme písmomalbu v programu Writer.)</text:p>
      <text:p text:style-name="OOoFigure"><text:span text:style-name="OOoMenuPath"><text:span text:style-name="T6"><draw:frame draw:style-name="fr1" draw:name="Frame11" text:anchor-type="as-char" svg:width="15cm" draw:z-index="3">
       <draw:text-box fo:min-height="8.089cm">
        <text:p text:style-name="P45"><draw:frame draw:style-name="fr7" draw:name="Image13" text:anchor-type="as-char" svg:width="15cm" style:rel-width="100%" svg:height="8.089cm" style:rel-height="scale" draw:z-index="4"><draw:image xlink:href="Pictures/100002010000023700000133C985611D.png" xlink:type="simple" xlink:show="embed" xlink:actuate="onLoad"/>
         </draw:frame></text:p>
        <text:p text:style-name="P45">Obrázek <text:sequence text:ref-name="refFigure14" text:name="Figure" text:formula="ooow:Figure+1" style:num-format="1">15</text:sequence>: Nástrojová lišta Formátování pro objekt písmomalby v programu Writer</text:p>
       </draw:text-box>
      </draw:frame></text:span></text:span></text:p>
      <text:p text:style-name="P4">Obrázek zobrazuje plovoucí nástrojovou lištu. Ve výchozím nastavení je ukotvena jako jedna z lišt umístěných pod hlavní nabídkou. Zobrazená lišta je rovněž přizpůsobená, aby ukazovala všechny dostupné možnosti; ve výchozím nastavení se zobrazuje pouze část těchto možností.</text:p>
      <text:p text:style-name="OOoTextBody">Nástrojová lišta Formátování poskytuje široké možnosti, jak objekt přizpůsobit. Tyto možnosti jsou stejné jako možnosti přizpůsobení jiných kreseb. Více informací se nachází v příručce <text:span text:style-name="OOoEmphasis">Draw Guide</text:span>.</text:p>
      <text:p text:style-name="P58"><text:bookmark-start text:name="__RefHeading__13225_2065861793"/><text:soft-page-break/><text:reference-mark-start text:name="Line options dialog"/>Možnosti čáry<text:bookmark-end text:name="__RefHeading__13225_2065861793"/><text:reference-mark-end text:name="Line options dialog"/></text:p>
      <text:p text:style-name="OOoTextBody_5f_ListIntro"><text:alphabetical-index-mark text:string-value="možnosti čáry" text:key1="písmomalba"/>Ikona <text:span text:style-name="OOoMenuPath">Čára</text:span>: Otevře dialogové okno se třemi záložkami: <text:span text:style-name="OOoMenuPath">Čára</text:span>, <text:span text:style-name="OOoMenuPath">Styly čar</text:span>, <text:span text:style-name="OOoMenuPath">Styly šipek</text:span>. Na záložce <text:span text:style-name="OOoMenuPath">Čára</text:span> upravíme nejpoužívanější vlastnosti čáry kolem vybraného objektu písmomalby, a to tak, že zvolíme z předem definovaných vlastností, které zahrnují styl čáry, barvu čáry a styly šipky. Na záložkách <text:span text:style-name="OOoMenuPath">Styly čar</text:span> a <text:span text:style-name="OOoMenuPath">Styly šipek</text:span> upravíme vlastnosti stylů čáry a šipek a definujeme nové styly.</text:p>
      <text:p text:style-name="P62">Ikona <text:span text:style-name="OOoMenuPath">Styl šipky</text:span>: Zvolíme z různých stylů šipek.</text:p>
      <text:p text:style-name="P62">Pole <text:span text:style-name="OOoMenuPath">Styl čáry</text:span>: Zvolíme z dostupných stylů čar.</text:p>
      <text:p text:style-name="P62">Pole <text:span text:style-name="OOoMenuPath">Šířka čáry</text:span>: Nastavíme šířku čáry.</text:p>
      <text:p text:style-name="OOoTextBody">Pole <text:span text:style-name="OOoMenuPath">Barva čáry</text:span>: Nastavíme barvu čáry.</text:p>
      <text:p text:style-name="P59"><text:bookmark-start text:name="__RefHeading__13227_2065861793"/><text:reference-mark-start text:name="Area options dialog"/><text:alphabetical-index-mark text:string-value="možnosti oblasti" text:key1="písmomalba"/>Možnosti oblasti<text:bookmark-end text:name="__RefHeading__13227_2065861793"/><text:reference-mark-end text:name="Area options dialog"/></text:p>
      <text:p text:style-name="OOoTextBody_5f_ListIntro">Ikona <text:span text:style-name="OOoMenuPath">Oblast</text:span>: Otevře dialogové okno se sedmi záložkami: <text:span text:style-name="OOoMenuPath">Oblast</text:span>, <text:span text:style-name="OOoMenuPath">Stín</text:span>, <text:span text:style-name="OOoMenuPath">Průhlednost</text:span>, <text:span text:style-name="OOoMenuPath">Barvy</text:span>, <text:span text:style-name="OOoMenuPath">Přechody</text:span>, <text:span text:style-name="OOoMenuPath">Šrafování</text:span>, <text:span text:style-name="OOoMenuPath">Rastry</text:span>.</text:p>
      <text:list xml:id="list188599392" text:style-name="OOoBullets_20_1">
        <text:list-item>
          <text:p text:style-name="OOoList_20_1_20_Start">Záložka <text:span text:style-name="OOoMenuPath">Oblast</text:span>: Zvolíme z daného seznamu výplň vybraného objektu: barvu, rastr, přechod nebo vzorek šrafování.</text:p>
        </text:list-item>
        <text:list-item>
          <text:p text:style-name="OOoList_20_1_20_Cont.">Záložka <text:span text:style-name="OOoMenuPath">Stín</text:span>: Nastavíme vlastnosti stínu vybraného objektu.</text:p>
        </text:list-item>
        <text:list-item>
          <text:p text:style-name="OOoList_20_1_20_Cont.">Záložka <text:span text:style-name="OOoMenuPath">Průhlednost</text:span>: Nastavíme vlastnosti průhlednosti vybraného objektu.</text:p>
        </text:list-item>
        <text:list-item>
          <text:p text:style-name="OOoList_20_1_20_Cont.">Záložka <text:span text:style-name="OOoMenuPath">Barvu</text:span>: Změníme stávající barvy nebo přidáme nové barvy, které se zobrazí na záložce Oblast.</text:p>
        </text:list-item>
        <text:list-item>
          <text:p text:style-name="OOoList_20_1_20_Cont.">Záložka <text:span text:style-name="OOoMenuPath">Přechody</text:span>: Změníme stávající přechody nebo přidáme nové přechody, které se zobrazí na záložce Oblast.</text:p>
        </text:list-item>
        <text:list-item>
          <text:p text:style-name="OOoList_20_1_20_Cont.">Záložka <text:span text:style-name="OOoMenuPath">Šrafování</text:span>: Změníme stávající vzorky šrafování nebo přidáme nové vzorky šrafování, které se zobrazí na záložce Oblast.</text:p>
        </text:list-item>
        <text:list-item>
          <text:p text:style-name="OOoList_20_1_20_End">Záložka <text:span text:style-name="OOoMenuPath">Rastry</text:span>: Vytvoříme jednoduché rastrové vzorky nebo rastry importujeme, poté budou k dispozici na záložce Oblast.</text:p>
        </text:list-item>
      </text:list>
      <text:p text:style-name="P49">Pole <text:span text:style-name="OOoStrongEmphasis">Styl / výplň oblasti</text:span>: Vybereme druh výplně vybraného objektu. Chceme-li výplň nastavit podrobněji, použijeme ikonu Oblast.</text:p>
      <text:p text:style-name="P59"><text:bookmark-start text:name="__RefHeading__13229_2065861793"/><text:alphabetical-index-mark text:string-value="možnosti umístění" text:key1="písmomalba"/>Možnosti umístění<text:bookmark-end text:name="__RefHeading__13229_2065861793"/></text:p>
      <text:p text:style-name="P62">Ikona <text:span text:style-name="OOoMenuPath">Otočit</text:span>: Ručně tažením myší otočíme vybraný objekt.</text:p>
      <text:p text:style-name="P62">Ikona <text:span text:style-name="OOoMenuPath">Na popředí</text:span>: Vybraný objekt přesuneme před text.</text:p>
      <text:p text:style-name="P62">Ikona <text:span text:style-name="OOoMenuPath">Na pozadí</text:span>: Vybraný objekt přesuneme za text.</text:p>
      <text:p text:style-name="P63">Ikona <text:span text:style-name="OOoMenuPath">Zarovnání</text:span>: Změníme zarovnání vybraných objektů.</text:p>
      <text:p text:style-name="P62">Ikona <text:span text:style-name="OOoMenuPath">Přenést do popředí</text:span>: Přesuneme vybrané objekty před ostatní.</text:p>
      <text:p text:style-name="P62">Ikona <text:span text:style-name="OOoMenuPath">Odsunout do pozadí</text:span>: Přesuneme vybrané objekty za ostatní.</text:p>
      <text:p text:style-name="OOoTextBody_5f_ListIntro">Ikona <text:span text:style-name="OOoMenuPath">Změnit </text:span><text:alphabetical-index-mark text:string-value="ukotvení" text:key1="písmomalba"/><text:span text:style-name="OOoMenuPath">ukotvení</text:span>: Zvolíme jednu z možností ukotvení:</text:p>
      <text:list xml:id="list1860676454" text:style-name="OOoBullets_20_1">
        <text:list-item>
          <text:p text:style-name="OOoList_20_1_20_Start">Ke stránce — zachová se umístění objektu vzhledem k okrajům stránky. Objekt se neposune, když přidáme nebo smažeme text.</text:p>
        </text:list-item>
        <text:list-item>
          <text:p text:style-name="P75">K odstavci — objekt se přičlení k odstavci a bude se posunovat s odstavcem. Může být umístěn k okraji nebo na jiné místo.</text:p>
        </text:list-item>
        <text:list-item>
          <text:p text:style-name="P75">Ke znaku — objekt se přičlení ke znaku, ale není součástí posloupnosti znaků. Bude se posunovat s odstavcem, může být umístěn k okrajům nebo na jiné místo. Tento způsob se podobá ukotvení k odstavci.</text:p>
        </text:list-item>
        <text:list-item>
          <text:p text:style-name="P77">Jako znak — objekt se do dokumentu umístí jako jakýkoliv jiný znak a bude se posunovat s odstavcem, když přidáme nebo smažeme text za objektem.</text:p>
        </text:list-item>
      </text:list>
      <text:p text:style-name="P64">Ikona <text:span text:style-name="OOoMenuPath">Zrušit skupinu</text:span>: Zruší vybranou skupinu objektů, takže s nimi bude možné zacházet jednotlivě.</text:p>
      <text:p text:style-name="OOoTextBody"><text:alphabetical-index-mark text:string-value="seskupování" text:key1="písmomalba"/>Ikona <text:span text:style-name="OOoMenuPath">Seskupit</text:span>: Seskupí vybrané objekty, takže s nimi bude možné zacházet jako s jediným objektem.</text:p>
      <text:h text:style-name="OOoHeading_20_3" text:outline-level="3"><text:bookmark-start text:name="__RefHeading__13231_2065861793"/><text:soft-page-break/><text:reference-mark-start text:name="Using menu options"/>Použití možností v nabídkách<text:bookmark-end text:name="__RefHeading__13231_2065861793"/><text:reference-mark-end text:name="Using menu options"/></text:h>
      <text:p text:style-name="OOoTextBody">Jestliže chceme vybrané objekty písmomalby ukotvit, zarovnat, uspořádat nebo seskupit, chceme-li nastavit obtékání textu kolem nich nebo je vodorovně či svisle překlopit, můžeme použít některé volby v nabídce  <text:span text:style-name="OOoMenuPath">Formát</text:span>.</text:p>
      <text:p text:style-name="OOoTextBody">Můžeme také klepnout pravým tlačítkem na objekt písmomalby a zvolit tytéž možností v místní nabídce. Pomocí místní nabídky můžeme také rychle přistoupit k dialogovým oknům Čára, Oblast, Text a Umístění a velikost. Dialogové okno Text nabízí pro písmomalbu pouze několik možností a není zde popsáno. V dialogovém okně Umístění a velikost můžeme zadat přesné hodnoty týkající se velikosti a umístění. Podrobnější informace o všech těchto možnostech nabídek se nachází v příručce <text:span text:style-name="OOoEmphasis">Draw Guide</text:span>.</text:p>
      <text:h text:style-name="OOoHeading_20_3" text:outline-level="3"><text:bookmark-start text:name="__RefHeading__13233_2065861793"/>Použití nástrojové lišty 3D nastavení<text:bookmark-end text:name="__RefHeading__13233_2065861793"/></text:h>
      <text:p text:style-name="OOoTextBody">Je-li vybraný objekt písmomalby trojrozměrný, můžeme použít možnosti na nástrojové liště 3D nastavení. Dvourozměrný objekt písmomalby můžeme změnit na trojrozměrný (nebo trojrozměrný změníme na dvourozměrný) tím, že klepneme na ikonu Plastičnost zap/vyp na nástrojové liště 3D nastavení. Více informací se nachází v příručce <text:span text:style-name="OOoEmphasis">Draw Guide</text:span>.</text:p>
      <text:p text:style-name="OOoFigure"><draw:frame draw:style-name="fr3" draw:name="Frame2" text:anchor-type="as-char" svg:width="8.511cm" draw:z-index="8">
     <draw:text-box fo:min-height="3.53cm">
      <text:p text:style-name="P46"><draw:frame draw:style-name="fr7" draw:name="Image14" text:anchor-type="as-char" svg:width="8.511cm" style:rel-width="100%" svg:height="3.53cm" style:rel-height="scale" draw:z-index="16"><draw:image xlink:href="Pictures/100002010000017F000000A0FB0F298A.png" xlink:type="simple" xlink:show="embed" xlink:actuate="onLoad"/>
       </draw:frame></text:p>
      <text:p text:style-name="P46">Obrázek <text:sequence text:ref-name="refFigure15" text:name="Figure" text:formula="ooow:Figure+1" style:num-format="1">16</text:sequence>: Nástrojová lišta 3D nastavení</text:p>
     </draw:text-box>
    </draw:frame></text:p>
      <text:h text:style-name="OOoHeading_20_2" text:outline-level="2"><text:bookmark-start text:name="__RefHeading__13235_2065861793"/><text:reference-mark-start text:name="Moving and resizing Fontwork objects"/><text:alphabetical-index-mark text:string-value="přesun a změna velikosti objektů" text:key1="písmomalba"/>Přesun a změna velikosti objektů písmomalby<text:bookmark-end text:name="__RefHeading__13235_2065861793"/><text:reference-mark-end text:name="Moving and resizing Fontwork objects"/></text:h>
      <text:p text:style-name="OOoTextBody">Pokud vybereme objekt písmomalby, zobrazí se podél jeho okrajů osm barevných čtverečků (označovaných jako <text:span text:style-name="OOoEmphasis">úchyty</text:span>), jak ukazuje obrázek. Přetažením těchto úchytů změníme velikost objektu.</text:p>
      <table:table table:name="Table8" table:style-name="Table8">
        <table:table-column table:style-name="Table8.A"/>
        <table:table-column table:style-name="Table8.B"/>
        <table:table-row table:style-name="Table8.1">
          <table:table-cell table:style-name="Table8.A1" office:value-type="string">
            <text:p text:style-name="OOoTextBody">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OOoTextBody">Přesuneme-li ukazatel nad jinou část objektu, změní se na obvyklý symbol pro přetažení objektu jinam na stránku.</text:p>
          </table:table-cell>
          <table:table-cell table:style-name="Table8.A1" office:value-type="string">
            <text:p text:style-name="P48"><draw:frame draw:style-name="fr13" draw:name="graphics17" text:anchor-type="as-char" svg:width="6.324cm" svg:height="4.26cm" draw:z-index="26"><draw:image xlink:href="Pictures/10000000000000EF000000A163023C3D.png" xlink:type="simple" xlink:show="embed" xlink:actuate="onLoad"/>
       </draw:frame></text:p>
          </table:table-cell>
        </table:table-row>
      </table:table>
      <text:p text:style-name="P10">Umístění a velikost objektu nastavíme přesně pomocí dialogového okna Umístění a veliko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Arrowheads_20_1" draw:display-name="Arrowheads 1" svg:viewBox="0 0 1131 902" svg:d="m564 0-564 902h1131z"/>
    <draw:marker draw:name="Arrowheads_20_10" draw:display-name="Arrowheads 10" svg:viewBox="0 0 1131 1131" svg:d="m462 1118-102-29-102-51-93-72-72-93-51-102-29-102-13-105 13-102 29-106 51-102 72-89 93-72 102-50 102-34 106-9 101 9 106 34 98 50 93 72 72 89 51 102 29 106 13 102-13 105-29 102-51 102-72 93-93 72-98 51-106 29-101 13z"/>
    <draw:marker draw:name="Arrowheads_20_11" draw:display-name="Arrowheads 11" svg:viewBox="0 0 1131 1131" svg:d="m462 1118-102-29-102-51-93-72-72-93-51-102-29-102-13-105 13-102 29-106 51-102 72-89 93-72 102-50 102-34 106-9 101 9 106 34 98 50 93 72 72 89 51 102 29 106 13 102-13 105-29 102-51 102-72 93-93 72-98 51-106 29-101 13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marker draw:name="Arrowheads_20_3" draw:display-name="Arrowheads 3" svg:viewBox="0 0 1131 1131" svg:d="m462 1118-102-29-102-51-93-72-72-93-51-102-29-102-13-105 13-102 29-106 51-102 72-89 93-72 102-50 102-34 106-9 101 9 106 34 98 50 93 72 72 89 51 102 29 106 13 102-13 105-29 102-51 102-72 93-93 72-98 51-106 29-101 13z"/>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marker draw:name="Arrowheads_20_5" draw:display-name="Arrowheads 5" svg:viewBox="0 0 1131 1131" svg:d="m462 1118-102-29-102-51-93-72-72-93-51-102-29-102-13-105 13-102 29-106 51-102 72-89 93-72 102-50 102-34 106-9 101 9 106 34 98 50 93 72 72 89 51 102 29 106 13 102-13 105-29 102-51 102-72 93-93 72-98 51-106 29-101 13z"/>
    <draw:marker draw:name="Arrowheads_20_6" draw:display-name="Arrowheads 6" svg:viewBox="0 0 1131 1131" svg:d="m462 1118-102-29-102-51-93-72-72-93-51-102-29-102-13-105 13-102 29-106 51-102 72-89 93-72 102-50 102-34 106-9 101 9 106 34 98 50 93 72 72 89 51 102 29 106 13 102-13 105-29 102-51 102-72 93-93 72-98 51-106 29-101 13z"/>
    <draw:marker draw:name="Arrowheads_20_7" draw:display-name="Arrowheads 7" svg:viewBox="0 0 1131 1131" svg:d="m462 1118-102-29-102-51-93-72-72-93-51-102-29-102-13-105 13-102 29-106 51-102 72-89 93-72 102-50 102-34 106-9 101 9 106 34 98 50 93 72 72 89 51 102 29 106 13 102-13 105-29 102-51 102-72 93-93 72-98 51-106 29-101 13z"/>
    <draw:marker draw:name="Arrowheads_20_8" draw:display-name="Arrowheads 8" svg:viewBox="0 0 1131 1131" svg:d="m462 1118-102-29-102-51-93-72-72-93-51-102-29-102-13-105 13-102 29-106 51-102 72-89 93-72 102-50 102-34 106-9 101 9 106 34 98 50 93 72 72 89 51 102 29 106 13 102-13 105-29 102-51 102-72 93-93 72-98 51-106 29-101 13z"/>
    <draw:marker draw:name="Arrowheads_20_9" draw:display-name="Arrowheads 9" svg:viewBox="0 0 1131 1131" svg:d="m462 1118-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fo:background-color="transparent">
        <style:background-image/>
      </style:paragraph-properties>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Vkládání obrázků do dokumentu</text:chapter><text:tab/><text:page-number text:select-page="current">5</text:page-number></text:p>
      </style:footer>
      <style:footer-left style:display="false">
        <text:p text:style-name="OOoFooter"><text:chapter text:display="name" text:outline-level="1">Použití písmomalby</text:chapter><text:tab/><text:page-number text:select-page="current">1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Obrázky, galerie a písmomalba</text:title><text:tab/><text:page-number text:select-page="current">3</text:page-number></text:p>
      </style:footer>
      <style:footer-left style:display="false">
        <text:p text:style-name="OOoFooter"><text:title>Obrázky, galerie a písmomalba</text:title><text:tab/><text:page-number text:select-page="current"/></text:p>
      </style:footer-left>
    </style:master-page>
    <style:master-page style:name="OOoOneColumn" style:page-layout-name="Mpm6">
      <style:footer>
        <text:p text:style-name="MP2"><text:title>Obrázky, galerie a písmomalba</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70feb7d99726f064edab4605a8ab840c50ec57a</meta:generator>
    <dc:title>Obrázky, galerie a písmomalba</dc:title>
    <meta:creation-date>2008-07-11T18:44:25</meta:creation-date>
    <meta:editing-cycles>184</meta:editing-cycles>
    <meta:editing-duration>P1DT1H6M14S</meta:editing-duration>
    <meta:initial-creator>Jean Weber</meta:initial-creator>
    <dc:date>2014-04-04T07:46:50.805050267</dc:date>
    <dc:creator>Miloš Šrámek</dc:creator>
    <meta:document-statistic meta:table-count="15" meta:image-count="30" meta:object-count="0" meta:page-count="19" meta:paragraph-count="443" meta:word-count="5787" meta:character-count="32954" meta:non-whitespace-character-count="27662"/>
    <meta:user-defined meta:name="Info 1"/>
    <meta:user-defined meta:name="Info 2"/>
    <meta:user-defined meta:name="Info 3"/>
    <meta:user-defined meta:name="Info 4"/>
    <meta:template xlink:type="simple" xlink:actuate="onRequest" xlink:title="LO_3_4_chapter_template" xlink:href="../../../../../../home/milos/Library/Application%20Support/LibreOffice/3/user/template/LO_3_4_chapter_template.ott" meta:date="2013-01-26T19:50:30"/>
  </office:meta>
</office:document-meta>
</file>